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Wingdings" svg:font-family="Wingdings" style:font-adornments="Gras" style:font-pitch="variable" style:font-charset="x-symbol"/>
    <style:font-face style:name="Tahoma2" svg:font-family="Tahoma"/>
    <style:font-face style:name="monospace" svg:font-family="monospace"/>
    <style:font-face style:name="Times New Roman2" svg:font-family="'Times New Roman'" style:font-family-generic="roman"/>
    <style:font-face style:name="Bitstream Vera Sans5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012cm" fo:margin-left="0cm" fo:margin-right="-0.011cm" fo:margin-top="0cm" fo:margin-bottom="0cm" table:align="margins"/>
    </style:style>
    <style:style style:name="Tableau1.A" style:family="table-column">
      <style:table-column-properties style:column-width="2.693cm" style:rel-column-width="19587*"/>
    </style:style>
    <style:style style:name="Tableau1.B" style:family="table-column">
      <style:table-column-properties style:column-width="3.598cm" style:rel-column-width="26167*"/>
    </style:style>
    <style:style style:name="Tableau1.C" style:family="table-column">
      <style:table-column-properties style:column-width="2.72cm" style:rel-column-width="19781*"/>
    </style:style>
    <style:style style:name="Tableau1.1" style:family="table-row">
      <style:table-row-properties style:min-row-height="3.096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paragraph-properties fo:text-align="start" style:justify-single-word="false"/>
      <style:text-properties officeooo:paragraph-rsid="010b73da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Header">
      <style:text-properties fo:font-size="3pt" style:font-size-asian="4pt" style:font-size-complex="4pt"/>
    </style:style>
    <style:style style:name="P7" style:family="paragraph" style:parent-style-name="Header">
      <style:text-properties fo:color="#2a6099" loext:opacity="100%" officeooo:rsid="00494031" officeooo:paragraph-rsid="0055f59c"/>
    </style:style>
    <style:style style:name="P8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text-properties fo:font-size="2pt" style:font-size-asian="2pt" style:font-size-complex="2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center" style:justify-single-word="false" fo:text-indent="0cm" style:auto-text-indent="false" fo:background-color="transparent" style:shadow="none" style:writing-mode="lr-tb">
        <style:tab-stops>
          <style:tab-stop style:position="9.2cm" style:type="right" style:leader-style="dotted" style:leader-text="."/>
        </style:tab-stops>
      </style:paragraph-properties>
      <style:text-properties style:font-name="Bitstream Vera Sans3" fo:font-size="10pt" officeooo:rsid="017705b2" officeooo:paragraph-rsid="01f81028" style:font-size-asian="10pt" style:font-size-complex="10pt"/>
    </style:style>
    <style:style style:name="P15" style:family="paragraph" style:parent-style-name="Footer">
      <style:text-properties officeooo:paragraph-rsid="018620a3"/>
    </style:style>
    <style:style style:name="P16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6a520"/>
    </style:style>
    <style:style style:name="P20" style:family="paragraph" style:parent-style-name="_5f_Header_20_page_20_paire_20__28_G_29_">
      <style:text-properties officeooo:paragraph-rsid="02d5fd53"/>
    </style:style>
    <style:style style:name="P21" style:family="paragraph" style:parent-style-name="_5f_Header_20_page_20_paire_20__28_G_29_">
      <style:paragraph-properties fo:text-align="start" style:justify-single-word="false"/>
    </style:style>
    <style:style style:name="P2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2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2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3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34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FILET_5f_POINTILLES">
      <style:text-properties officeooo:paragraph-rsid="018a3ac2"/>
    </style:style>
    <style:style style:name="P37" style:family="paragraph" style:parent-style-name="FILET_5f_POINTILLES">
      <style:paragraph-properties fo:text-align="center" style:justify-single-word="false"/>
      <style:text-properties fo:color="#b3b3b3" loext:opacity="100%" fo:font-style="normal" officeooo:rsid="01705ddd" officeooo:paragraph-rsid="01ed51ae" style:font-style-asian="normal" style:font-style-complex="normal"/>
    </style:style>
    <style:style style:name="P38" style:family="paragraph" style:parent-style-name="FILET_5f_POINTILLES">
      <style:paragraph-properties fo:text-align="center" style:justify-single-word="false"/>
      <style:text-properties fo:color="#b3b3b3" loext:opacity="100%" fo:font-style="normal" officeooo:rsid="01705ddd" officeooo:paragraph-rsid="01fa97a0" style:font-style-asian="normal" style:font-style-complex="normal"/>
    </style:style>
    <style:style style:name="P39" style:family="paragraph" style:parent-style-name="FILET_5f_POINTILLES">
      <style:text-properties officeooo:paragraph-rsid="01eb6204"/>
    </style:style>
    <style:style style:name="P40" style:family="paragraph" style:parent-style-name="FILET_5f_POINTILLES">
      <style:paragraph-properties fo:text-align="center" style:justify-single-word="false"/>
      <style:text-properties officeooo:rsid="01705ddd" officeooo:paragraph-rsid="01c2f4f7"/>
    </style:style>
    <style:style style:name="P41" style:family="paragraph" style:parent-style-name="FILET_5f_POINTILLES">
      <style:paragraph-properties fo:text-align="center" style:justify-single-word="false"/>
      <style:text-properties officeooo:rsid="01705ddd" officeooo:paragraph-rsid="01fa97a0"/>
    </style:style>
    <style:style style:name="P42" style:family="paragraph" style:parent-style-name="FILET_5f_POINTILLES">
      <style:paragraph-properties fo:text-align="center" style:justify-single-word="false"/>
      <style:text-properties officeooo:paragraph-rsid="01ed51ae"/>
    </style:style>
    <style:style style:name="P43" style:family="paragraph" style:parent-style-name="FILET_5f_POINTILLES">
      <style:paragraph-properties fo:text-align="center" style:justify-single-word="false"/>
      <style:text-properties officeooo:paragraph-rsid="01f72c5e"/>
    </style:style>
    <style:style style:name="P44" style:family="paragraph" style:parent-style-name="FILET_5f_POINTILLES">
      <style:paragraph-properties fo:text-align="center" style:justify-single-word="false"/>
      <style:text-properties officeooo:paragraph-rsid="01705ddd"/>
    </style:style>
    <style:style style:name="P45" style:family="paragraph" style:parent-style-name="FILET_5f_POINTILLES">
      <style:paragraph-properties fo:text-align="center" style:justify-single-word="false"/>
      <style:text-properties officeooo:paragraph-rsid="01c2f4f7"/>
    </style:style>
    <style:style style:name="P46" style:family="paragraph" style:parent-style-name="FILET_5f_POINTILLES">
      <style:paragraph-properties fo:text-align="center" style:justify-single-word="false"/>
      <style:text-properties officeooo:paragraph-rsid="01fa97a0"/>
    </style:style>
    <style:style style:name="P47" style:family="paragraph" style:parent-style-name="FILET_5f_POINTILLES">
      <style:paragraph-properties fo:text-align="center" style:justify-single-word="false"/>
      <style:text-properties officeooo:paragraph-rsid="01eb6204"/>
    </style:style>
    <style:style style:name="P48" style:family="paragraph" style:parent-style-name="FILET_5f_POINTILLES">
      <style:text-properties officeooo:paragraph-rsid="01f72c5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style="italic" officeooo:rsid="00274cde" officeooo:paragraph-rsid="01a8a747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style="italic" officeooo:rsid="00274cde" officeooo:paragraph-rsid="01f81028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style="italic" officeooo:rsid="00274cde" officeooo:paragraph-rsid="01fa97a0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9pt" officeooo:rsid="017705b2" officeooo:paragraph-rsid="01a8a747" style:font-size-asian="9pt" style:font-size-complex="9pt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a8a747" style:font-size-asian="10pt" style:font-size-complex="10pt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f81028" style:font-size-asian="10pt" style:font-size-complex="10pt"/>
    </style:style>
    <style:style style:name="P5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fa97a0" style:font-size-asian="10pt" style:font-size-complex="10pt"/>
    </style:style>
    <style:style style:name="P5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17705b2" officeooo:paragraph-rsid="01a8a747" style:font-size-asian="10pt" style:font-size-complex="10pt"/>
    </style:style>
    <style:style style:name="P5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17705b2" officeooo:paragraph-rsid="01f81028" style:font-size-asian="10pt" style:font-size-complex="10pt"/>
    </style:style>
    <style:style style:name="P5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rsid="017705b2" officeooo:paragraph-rsid="01fa97a0" style:font-size-asian="10pt" style:font-size-complex="10pt"/>
    </style:style>
    <style:style style:name="P5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a97a0"/>
    </style:style>
    <style:style style:name="P60" style:family="paragraph" style:parent-style-name="FILET_5f_POINTILLE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a8a747" style:font-size-asian="10pt" style:font-size-complex="10pt"/>
    </style:style>
    <style:style style:name="P61" style:family="paragraph" style:parent-style-name="FILET_5f_POINTILLE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f81028" style:font-size-asian="10pt" style:font-size-complex="10pt"/>
    </style:style>
    <style:style style:name="P62" style:family="paragraph" style:parent-style-name="FILET_5f_POINTILLE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1fa97a0" style:font-size-asian="10pt" style:font-size-complex="10pt"/>
    </style:style>
    <style:style style:name="P63" style:family="paragraph" style:parent-style-name="FILET_5f_POINTILLES">
      <style:paragraph-properties fo:margin-top="0cm" fo:margin-bottom="0cm" style:contextual-spacing="false" fo:text-align="center" style:justify-single-word="false"/>
      <style:text-properties style:text-position="0% 100%" style:font-name="Bitstream Vera Sans3" fo:font-size="10pt" officeooo:rsid="017705b2" officeooo:paragraph-rsid="01f81028" style:font-size-asian="10pt" style:font-size-complex="10pt"/>
    </style:style>
    <style:style style:name="P64" style:family="paragraph" style:parent-style-name="FILET_5f_POINTILLES">
      <style:paragraph-properties fo:margin-top="0cm" fo:margin-bottom="0cm" style:contextual-spacing="false" fo:text-align="center" style:justify-single-word="false"/>
      <style:text-properties style:text-position="0% 100%" style:font-name="Bitstream Vera Sans3" fo:font-size="10pt" officeooo:rsid="01785ae0" officeooo:paragraph-rsid="01f81028" style:font-size-asian="10pt" style:font-size-complex="10pt"/>
    </style:style>
    <style:style style:name="P65" style:family="paragraph" style:parent-style-name="FILET_5f_POINTILLES" style:list-style-name="_5f_Numérotation_20_des_20_exercices_20_livrets">
      <style:paragraph-properties fo:text-align="center" style:justify-single-word="false"/>
    </style:style>
    <style:style style:name="P66" style:family="paragraph" style:parent-style-name="FILET_5f_POINTILLES" style:list-style-name="_5f_Numérotation_20_des_20_exercices_20_livrets">
      <style:paragraph-properties fo:text-align="center" style:justify-single-word="false"/>
      <style:text-properties officeooo:paragraph-rsid="01705ddd"/>
    </style:style>
    <style:style style:name="P67" style:family="paragraph" style:parent-style-name="FILET_5f_POINTILLES" style:list-style-name="_5f_Numérotation_20_des_20_exercices_20_livrets">
      <style:paragraph-properties fo:text-align="center" style:justify-single-word="false"/>
      <style:text-properties officeooo:paragraph-rsid="01c2f4f7"/>
    </style:style>
    <style:style style:name="P68" style:family="paragraph" style:parent-style-name="FILET_5f_POINTILLES" style:list-style-name="_5f_Numérotation_20_des_20_exercices_20_livrets_20_bis">
      <style:paragraph-properties fo:text-align="center" style:justify-single-word="false"/>
      <style:text-properties officeooo:paragraph-rsid="01c2f4f7"/>
    </style:style>
    <style:style style:name="P69" style:family="paragraph" style:parent-style-name="FILET_5f_POINTILLES">
      <style:paragraph-properties fo:text-align="center" style:justify-single-word="false"/>
      <style:text-properties officeooo:paragraph-rsid="01f72c5e"/>
    </style:style>
    <style:style style:name="P70" style:family="paragraph" style:parent-style-name="FILET_5f_POINTILLES">
      <style:text-properties officeooo:paragraph-rsid="01f72c5e"/>
    </style:style>
    <style:style style:name="P71" style:family="paragraph" style:parent-style-name="_5f_Footer_20_page_20_impaire_20__28_D_29_">
      <style:paragraph-properties fo:text-align="end" style:justify-single-word="false"/>
    </style:style>
    <style:style style:name="P72" style:family="paragraph" style:parent-style-name="_5f_Footer_20_page_20_paire_20__28_G_29_"/>
    <style:style style:name="P73" style:family="paragraph" style:parent-style-name="_5f_Footer_20_page_20_paire_20__28_G_29_">
      <style:text-properties officeooo:paragraph-rsid="02cdb06c"/>
    </style:style>
    <style:style style:name="P7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7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76" style:family="paragraph" style:parent-style-name="_5f_Paragraphe_20_livret_20_réponse_20_pointillé" style:list-style-name="_5f_Numérotation_20_des_20_exercices_20_livrets">
      <style:paragraph-properties fo:text-align="start" style:justify-single-word="false"/>
      <style:text-properties officeooo:paragraph-rsid="01eff3b2"/>
    </style:style>
    <style:style style:name="P77" style:family="paragraph" style:parent-style-name="_5f_Paragraphe_20_livret_20_réponse_20_pointillé" style:list-style-name="_5f_Numérotation_20_des_20_exercices_20_livrets_20_bis"/>
    <style:style style:name="P78" style:family="paragraph" style:parent-style-name="_5f_Paragraphe_20_énoncé_20_après_20_numéro_20_question" style:list-style-name="_5f_Numérotation_20_des_20_exercices_20_livrets"/>
    <style:style style:name="P79" style:family="paragraph" style:parent-style-name="_5f_Paragraphe_20_énoncé_20_après_20_numéro_20_question" style:list-style-name="_5f_Numérotation_20_des_20_exercices_20_livrets">
      <style:text-properties officeooo:rsid="01fa97a0" officeooo:paragraph-rsid="01fa97a0"/>
    </style:style>
    <style:style style:name="P80" style:family="paragraph" style:parent-style-name="_5f_Paragraphe_20_énoncé_20_après_20_numéro_20_question">
      <style:text-properties fo:font-size="10pt" style:font-size-asian="10pt" style:font-size-complex="10pt"/>
    </style:style>
    <style:style style:name="P81" style:family="paragraph" style:parent-style-name="_5f_Titre_20_d_27_exercices_20_livret" style:list-style-name="">
      <loext:graphic-properties draw:fill="none" draw:fill-image-width="0cm" draw:fill-image-height="0cm"/>
      <style:paragraph-properties fo:margin-top="0cm" fo:margin-bottom="0cm" style:contextual-spacing="false" fo:text-align="center" style:justify-single-word="false" fo:background-color="transparent" style:writing-mode="lr-tb">
        <style:tab-stops/>
      </style:paragraph-properties>
      <style:text-properties fo:color="#000000" loext:opacity="100%" style:font-name="Times New Roman" fo:font-size="12pt" fo:font-style="italic" fo:font-weight="bold" officeooo:rsid="017705b2" officeooo:paragraph-rsid="01a8a747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_5f_Titre_20_d_27_exercices_20_livret" style:list-style-name="">
      <loext:graphic-properties draw:fill="none" draw:fill-image-width="0cm" draw:fill-image-height="0cm"/>
      <style:paragraph-properties fo:margin-top="0cm" fo:margin-bottom="0cm" style:contextual-spacing="false" fo:text-align="center" style:justify-single-word="false" fo:background-color="transparent" style:writing-mode="lr-tb">
        <style:tab-stops/>
      </style:paragraph-properties>
      <style:text-properties fo:color="#000000" loext:opacity="100%" style:font-name="Times New Roman" fo:font-size="12pt" fo:font-style="italic" fo:font-weight="bold" officeooo:rsid="017705b2" officeooo:paragraph-rsid="01fa97a0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_5f_Titre_20_d_27_exercices_20_livret" style:list-style-name="">
      <loext:graphic-properties draw:fill="none" draw:fill-color="#f2e5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 style:writing-mode="lr-tb">
        <style:tab-stops/>
      </style:paragraph-properties>
      <style:text-properties fo:color="#000000" loext:opacity="100%" style:font-name="Times New Roman" fo:font-size="12pt" fo:font-style="italic" fo:font-weight="bold" officeooo:paragraph-rsid="01a8a747" fo:background-color="transparent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_5f_Titre_20_d_27_exercices_20_livret" style:list-style-name="">
      <loext:graphic-properties draw:fill="none" draw:fill-color="#f2e5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 style:writing-mode="lr-tb">
        <style:tab-stops/>
      </style:paragraph-properties>
      <style:text-properties fo:color="#000000" loext:opacity="100%" style:font-name="Times New Roman" fo:font-size="12pt" fo:font-style="italic" fo:font-weight="bold" officeooo:paragraph-rsid="01fa97a0" fo:background-color="transparent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_5f_Titre_20_d_27_exercices_20_livret" style:list-style-name="">
      <loext:graphic-properties draw:fill="none" draw:fill-color="#f2e5ff" draw:opacity="100%" draw:fill-image-width="0cm" draw:fill-image-height="0cm"/>
      <style:paragraph-properties fo:margin-top="0cm" fo:margin-bottom="0cm" style:contextual-spacing="false" fo:text-align="center" style:justify-single-word="false" fo:background-color="transparent" style:writing-mode="lr-tb">
        <style:tab-stops/>
      </style:paragraph-properties>
      <style:text-properties fo:color="#000000" loext:opacity="100%" style:font-name="Times New Roman" fo:font-size="12pt" fo:font-style="italic" fo:font-weight="bold" officeooo:paragraph-rsid="01f81028" fo:background-color="transparent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_5f_Titre_20_d_27_exercices_20_livret" style:list-style-name="">
      <loext:graphic-properties draw:fill="none" draw:fill-image-width="0cm" draw:fill-image-height="0cm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color="#000000" loext:opacity="100%" style:font-name="Times New Roman" fo:font-size="12pt" fo:font-style="italic" fo:font-weight="bold" officeooo:rsid="017705b2" officeooo:paragraph-rsid="01f81028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_5f_Titre_20_d_27_exercices_20_livret_20_sans_20_titre_20_avec_20_num_20_exo" style:list-style-name="_5f_Numérotation_20_des_20_exercices_20_livrets"/>
    <style:style style:name="P88" style:family="paragraph" style:parent-style-name="_5f_Titre_20_d_27_exercices_20_livret_20_sans_20_titre_20_avec_20_num_20_exo" style:list-style-name="_5f_Numérotation_20_des_20_exercices_20_livrets">
      <style:text-properties officeooo:paragraph-rsid="01fa97a0"/>
    </style:style>
    <style:style style:name="P89" style:family="paragraph" style:parent-style-name="_5f_Titre_20_d_27_exercices_20_livret_20_sans_20_titre_20_avec_20_num_20_exo" style:list-style-name="_5f_Numérotation_20_des_20_exercices_20_livrets" style:master-page-name="_5f_Fiche_20_éditeur_20_page_20_impaire_20__28_D_29_">
      <style:paragraph-properties style:page-number="auto"/>
    </style:style>
    <style:style style:name="P90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P91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fb241"/>
    </style:style>
    <style:style style:name="P93" style:family="paragraph">
      <loext:graphic-properties draw:fill="solid" draw:fill-color="#ffffff"/>
    </style:style>
    <style:style style:name="P94" style:family="paragraph">
      <style:paragraph-properties fo:text-align="start"/>
    </style:style>
    <style:style style:name="P95" style:family="paragraph">
      <loext:graphic-properties draw:fill="none" draw:fill-color="#ffffff"/>
      <style:paragraph-properties fo:text-align="start" style:writing-mode="lr-tb"/>
      <style:text-properties fo:color="#408000" loext:opacity="100%" style:font-name="Britannic Bold" fo:font-size="20pt" style:font-size-asian="20pt" style:font-size-complex="20pt"/>
    </style:style>
    <style:style style:name="P96" style:family="paragraph">
      <loext:graphic-properties draw:fill-color="#d7e12c"/>
    </style:style>
    <style:style style:name="P97" style:family="paragraph">
      <loext:graphic-properties draw:fill="solid" draw:fill-color="#2a6099"/>
    </style:style>
    <style:style style:name="P98" style:family="paragraph">
      <loext:graphic-properties draw:fill-color="#2a6099"/>
      <style:paragraph-properties fo:text-align="center"/>
    </style:style>
    <style:style style:name="P99" style:family="paragraph">
      <style:paragraph-properties fo:text-align="center"/>
    </style:style>
    <style:style style:name="P10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01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cm" fo:margin-right="0cm" fo:margin-top="0cm" fo:margin-bottom="0cm" fo:line-height="100%" fo:text-indent="0cm" style:writing-mode="lr-tb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P106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7" style:family="paragraph">
      <style:paragraph-properties fo:margin-left="0cm" fo:margin-right="0cm" fo:margin-top="0cm" fo:margin-bottom="0cm" fo:line-height="100%" fo:text-indent="0cm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P109" style:family="paragraph">
      <loext:graphic-properties draw:fill="solid" draw:fill-color="#ecf19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aa77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aa772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08bcc38"/>
    </style:style>
    <style:style style:name="T3" style:family="text">
      <style:text-properties officeooo:rsid="0012cd92" style:font-name-asian="Bitstream Vera Sans5" style:font-name-complex="Bitstream Vera Sans5"/>
    </style:style>
    <style:style style:name="T4" style:family="text">
      <style:text-properties officeooo:rsid="00aa6c82"/>
    </style:style>
    <style:style style:name="T5" style:family="text">
      <style:text-properties fo:color="#0066ff" loext:opacity="100%" fo:font-size="16pt" fo:letter-spacing="normal" officeooo:rsid="01202368" style:font-size-asian="16pt" style:font-size-complex="16pt"/>
    </style:style>
    <style:style style:name="T6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2593480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2588359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T9" style:family="text">
      <style:text-properties fo:font-variant="normal" fo:text-transform="none" style:use-window-font-color="true" loext:opacity="0%" style:font-name="Bitstream Vera Sans4" fo:font-size="10pt" fo:letter-spacing="normal" fo:font-style="normal" fo:font-weight="normal" officeooo:rsid="011ecd2d" fo:background-color="transparent" loext:char-shading-value="0" style:font-size-asian="10pt" style:font-weight-asian="bold" style:font-name-complex="Arial2" style:font-size-complex="10pt" style:font-weight-complex="bold"/>
    </style:style>
    <style:style style:name="T10" style:family="text">
      <style:text-properties fo:font-variant="normal" fo:text-transform="none" style:use-window-font-color="true" loext:opacity="0%" style:font-name="Bitstream Vera Sans4" fo:font-size="10pt" fo:letter-spacing="normal" fo:font-style="normal" fo:font-weight="normal" officeooo:rsid="01cc53af" fo:background-color="transparent" loext:char-shading-value="0" style:font-size-asian="10pt" style:font-weight-asian="bold" style:font-name-complex="Arial2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font-name="Bitstream Vera Sans4" fo:font-size="10pt" fo:letter-spacing="normal" fo:font-style="normal" fo:font-weight="normal" officeooo:rsid="01b1f4b2" fo:background-color="transparent" loext:char-shading-value="0" style:font-size-asian="10pt" style:font-weight-asian="bold" style:font-name-complex="Arial2" style:font-size-complex="10pt" style:font-weight-complex="bold"/>
    </style:style>
    <style:style style:name="T12" style:family="text">
      <style:text-properties fo:font-variant="normal" fo:text-transform="none" style:use-window-font-color="true" loext:opacity="0%" fo:letter-spacing="normal" fo:font-weight="normal" officeooo:rsid="01cc53af" style:font-size-asian="10pt" style:font-size-complex="10pt"/>
    </style:style>
    <style:style style:name="T13" style:family="text">
      <style:text-properties fo:font-variant="normal" fo:text-transform="none" style:use-window-font-color="true" loext:opacity="0%" fo:letter-spacing="normal" fo:font-weight="normal" officeooo:rsid="011ecd2d" fo:background-color="transparent" loext:char-shading-value="0" style:font-size-asian="10pt" style:font-weight-asian="bold" style:font-name-complex="Arial2" style:font-size-complex="10pt" style:font-weight-complex="bold"/>
    </style:style>
    <style:style style:name="T14" style:family="text">
      <style:text-properties fo:font-variant="normal" fo:text-transform="none" style:use-window-font-color="true" loext:opacity="0%" fo:letter-spacing="normal" fo:font-weight="normal" officeooo:rsid="01b1f4b2" fo:background-color="transparent" loext:char-shading-value="0" style:font-size-asian="10pt" style:font-weight-asian="bold" style:font-name-complex="Arial2" style:font-size-complex="10pt" style:font-weight-complex="bold"/>
    </style:style>
    <style:style style:name="T15" style:family="text">
      <style:text-properties fo:font-variant="normal" fo:text-transform="none" fo:letter-spacing="normal" fo:font-weight="normal" style:font-size-asian="10pt" style:font-size-complex="10pt"/>
    </style:style>
    <style:style style:name="T16" style:family="text">
      <style:text-properties officeooo:rsid="01fe1da6"/>
    </style:style>
    <style:style style:name="T17" style:family="text">
      <style:text-properties fo:font-variant="small-caps"/>
    </style:style>
    <style:style style:name="T18" style:family="text">
      <style:text-properties fo:font-variant="small-caps" fo:font-size="15pt" style:font-size-asian="15pt" style:font-size-complex="15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74cde" style:font-size-asian="12pt" style:font-size-complex="12pt"/>
    </style:style>
    <style:style style:name="T21" style:family="text">
      <style:text-properties fo:font-size="12pt" officeooo:rsid="002b20c5" style:font-size-asian="12pt" style:font-size-complex="12pt"/>
    </style:style>
    <style:style style:name="T22" style:family="text">
      <style:text-properties fo:font-size="12pt" officeooo:rsid="00274cde" style:font-size-asian="12pt" style:font-name-complex="Arial2" style:font-size-complex="12pt"/>
    </style:style>
    <style:style style:name="T23" style:family="text">
      <style:text-properties fo:font-size="12pt" officeooo:rsid="002b20c5" style:font-size-asian="12pt" style:font-name-complex="Arial2" style:font-size-complex="12pt"/>
    </style:style>
    <style:style style:name="T24" style:family="text">
      <style:text-properties officeooo:rsid="0036a520"/>
    </style:style>
    <style:style style:name="T25" style:family="text">
      <style:text-properties style:text-position="0% 100%" style:font-name-asian="OpenSymbol" style:font-style-asian="normal" style:font-name-complex="OpenSymbol" style:font-style-complex="normal"/>
    </style:style>
    <style:style style:name="T26" style:family="text">
      <style:text-properties style:text-position="0% 100%" officeooo:rsid="018a3ac2" style:font-name-asian="OpenSymbol" style:font-style-asian="normal" style:font-name-complex="OpenSymbol" style:font-style-complex="normal"/>
    </style:style>
    <style:style style:name="T27" style:family="text">
      <style:text-properties style:text-position="0% 100%" officeooo:rsid="01705ddd" style:font-name-asian="OpenSymbol" style:font-style-asian="normal" style:font-name-complex="OpenSymbol" style:font-style-complex="normal"/>
    </style:style>
    <style:style style:name="T28" style:family="text">
      <style:text-properties style:text-position="0% 100%" style:font-name-asian="OpenSymbol" style:font-name-complex="OpenSymbol"/>
    </style:style>
    <style:style style:name="T29" style:family="text">
      <style:text-properties style:text-position="0% 100%" style:font-name="Times New Roman2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cccc" loext:opacity="100%" style:font-name="Bitstream Vera Sans2" fo:font-size="10pt" fo:font-weight="bold" officeooo:rsid="011ecd2d" fo:background-color="transparent" loext:char-shading-value="0" style:font-size-asian="10pt" style:font-weight-asian="bold" style:font-name-complex="Arial2" style:font-size-complex="10pt" style:font-weight-complex="bold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style:font-name="Bitstream Vera Sans4" fo:font-size="9pt" fo:font-weight="normal" style:font-size-asian="10.5pt" style:font-name-complex="Arial2"/>
    </style:style>
    <style:style style:name="T33" style:family="text">
      <style:text-properties style:use-window-font-color="true" loext:opacity="0%" style:font-name="Bitstream Vera Sans4" fo:font-size="9pt" fo:font-weight="normal" officeooo:rsid="011db505" style:font-size-asian="10.5pt" style:font-name-complex="Arial2"/>
    </style:style>
    <style:style style:name="T34" style:family="text">
      <style:text-properties style:use-window-font-color="true" loext:opacity="0%" style:font-name="Bitstream Vera Sans4" fo:font-size="10pt" fo:font-weight="normal" officeooo:rsid="011db505" style:font-size-asian="10pt" style:font-name-complex="Arial2" style:font-size-complex="10pt"/>
    </style:style>
    <style:style style:name="T35" style:family="text">
      <style:text-properties style:use-window-font-color="true" loext:opacity="0%" style:font-name="Bitstream Vera Sans4" fo:font-size="10pt" fo:font-weight="normal" officeooo:rsid="017705b2" style:font-size-asian="10pt" style:font-name-complex="Arial2" style:font-size-complex="10pt"/>
    </style:style>
    <style:style style:name="T36" style:family="text">
      <style:text-properties style:use-window-font-color="true" loext:opacity="0%" style:font-name="Bitstream Vera Sans4" fo:font-size="10pt" fo:font-weight="normal" officeooo:rsid="01fa97a0" style:font-size-asian="10pt" style:font-name-complex="Arial2" style:font-size-complex="10pt"/>
    </style:style>
    <style:style style:name="T37" style:family="text">
      <style:text-properties style:use-window-font-color="true" loext:opacity="0%" style:text-position="0% 100%" officeooo:rsid="018a3ac2" style:font-name-asian="OpenSymbol" style:font-style-asian="normal" style:font-name-complex="OpenSymbol" style:font-style-complex="normal"/>
    </style:style>
    <style:style style:name="T38" style:family="text">
      <style:text-properties style:use-window-font-color="true" loext:opacity="0%" officeooo:rsid="01705ddd"/>
    </style:style>
    <style:style style:name="T39" style:family="text">
      <style:text-properties style:use-window-font-color="true" loext:opacity="0%" style:font-name="Times New Roman" fo:font-size="10pt" fo:font-style="italic" fo:font-weight="normal" officeooo:rsid="011db505" style:font-size-asian="10pt" style:font-style-asian="italic" style:font-name-complex="Arial2" style:font-size-complex="10pt" style:font-style-complex="italic"/>
    </style:style>
    <style:style style:name="T40" style:family="text">
      <style:text-properties style:use-window-font-color="true" loext:opacity="0%" style:font-name="Times New Roman" fo:font-size="12pt" fo:font-style="italic" fo:font-weight="bold" officeooo:rsid="017705b2" style:font-size-asian="12pt" style:font-style-asian="italic" style:font-weight-asian="bold" style:font-name-complex="Arial2" style:font-size-complex="12pt" style:font-style-complex="italic" style:font-weight-complex="bold"/>
    </style:style>
    <style:style style:name="T41" style:family="text">
      <style:text-properties style:use-window-font-color="true" loext:opacity="0%" fo:font-weight="normal" officeooo:rsid="01a05bbf" style:font-size-asian="10pt" style:font-name-complex="Arial2" style:font-size-complex="10pt"/>
    </style:style>
    <style:style style:name="T42" style:family="text">
      <style:text-properties style:use-window-font-color="true" loext:opacity="0%" fo:font-weight="normal" officeooo:rsid="01cc53af" style:font-size-asian="10.5pt" style:font-style-asian="normal" style:font-style-complex="normal"/>
    </style:style>
    <style:style style:name="T43" style:family="text">
      <style:text-properties officeooo:rsid="011db505"/>
    </style:style>
    <style:style style:name="T44" style:family="text">
      <style:text-properties fo:font-size="9pt" fo:font-style="normal" fo:font-weight="bold" officeooo:rsid="002b20c5" style:font-size-asian="9pt" style:font-style-asian="normal" style:font-weight-asian="bold" style:font-name-complex="Arial2" style:font-size-complex="9pt" style:font-style-complex="normal" style:font-weight-complex="bold"/>
    </style:style>
    <style:style style:name="T45" style:family="text">
      <style:text-properties style:text-position="super 58%" fo:font-size="10pt" style:font-size-asian="10pt" style:font-size-complex="10pt"/>
    </style:style>
    <style:style style:name="T46" style:family="text">
      <style:text-properties style:text-position="super 58%" style:font-name="Bitstream Vera Sans3" fo:font-size="10pt" officeooo:rsid="017705b2" style:font-size-asian="10pt" style:font-size-complex="10pt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style:font-name="Bitstream Vera Sans3" fo:font-size="10pt" fo:font-style="normal" fo:font-weight="normal" officeooo:rsid="002b20c5" style:font-size-asian="12pt" style:font-size-complex="12pt"/>
    </style:style>
    <style:style style:name="T49" style:family="text">
      <style:text-properties fo:color="#000000" loext:opacity="100%" style:font-name="Bitstream Vera Sans3" fo:font-size="10pt" fo:font-style="normal" fo:font-weight="normal" officeooo:rsid="002b20c5" style:font-size-asian="12pt" style:font-name-complex="Arial2" style:font-size-complex="12pt"/>
    </style:style>
    <style:style style:name="T50" style:family="text">
      <style:text-properties fo:color="#000000" loext:opacity="100%" style:font-name="Bitstream Vera Sans3" fo:font-size="10pt" fo:font-style="normal" fo:font-weight="normal" officeooo:rsid="02041b5b"/>
    </style:style>
    <style:style style:name="T51" style:family="text">
      <style:text-properties fo:color="#000000" loext:opacity="100%" fo:font-weight="bold" officeooo:rsid="001168d4" style:font-style-asian="normal" style:font-weight-asian="bold" style:font-style-complex="normal" style:font-weight-complex="bold"/>
    </style:style>
    <style:style style:name="T52" style:family="text">
      <style:text-properties fo:color="#000000" loext:opacity="100%" style:font-name="Times New Roman" fo:font-size="12pt" fo:font-style="italic" style:text-underline-style="none" fo:font-weight="bold" officeooo:rsid="001168d4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Times New Roman" fo:font-size="12pt" fo:font-style="italic" fo:font-weight="bold" officeooo:rsid="001168d4" style:font-size-asian="12pt" style:font-style-asian="italic" style:font-weight-asian="bold" style:font-name-complex="Arial2" style:font-size-complex="12pt" style:font-style-complex="italic" style:font-weight-complex="bold"/>
    </style:style>
    <style:style style:name="T5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5" style:family="text">
      <style:text-properties style:font-name="Times New Roman" fo:font-size="12pt" fo:font-style="italic" fo:font-weight="bold" officeooo:rsid="00274cde" style:font-size-asian="12pt" style:font-style-asian="italic" style:font-weight-asian="bold" style:font-name-complex="Arial2" style:font-size-complex="12pt" style:font-style-complex="italic" style:font-weight-complex="bold"/>
    </style:style>
    <style:style style:name="T56" style:family="text">
      <style:text-properties style:font-name="Times New Roman" fo:font-size="12pt" fo:font-style="italic" fo:font-weight="bold" officeooo:rsid="017705b2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style:font-name="Times New Roman" fo:font-size="12pt" fo:font-style="italic" fo:font-weight="bold" officeooo:rsid="00274cde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officeooo:rsid="017705b2"/>
    </style:style>
    <style:style style:name="T59" style:family="text">
      <style:text-properties officeooo:rsid="01785ae0"/>
    </style:style>
    <style:style style:name="T60" style:family="text">
      <style:text-properties officeooo:rsid="01809a69"/>
    </style:style>
    <style:style style:name="T61" style:family="text">
      <style:text-properties officeooo:rsid="018a3ac2"/>
    </style:style>
    <style:style style:name="T62" style:family="text">
      <style:text-properties officeooo:rsid="01b03a25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style:font-style-asian="normal" style:font-style-complex="normal"/>
    </style:style>
    <style:style style:name="T65" style:family="text">
      <style:text-properties officeooo:rsid="003a4b95" style:font-style-asian="normal" style:font-style-complex="normal"/>
    </style:style>
    <style:style style:name="T66" style:family="text">
      <style:text-properties officeooo:rsid="0016ec9a" style:font-style-asian="normal" style:font-style-complex="normal"/>
    </style:style>
    <style:style style:name="T67" style:family="text">
      <style:text-properties officeooo:rsid="01705ddd" style:font-style-asian="normal" style:font-style-complex="normal"/>
    </style:style>
    <style:style style:name="T68" style:family="text">
      <style:text-properties officeooo:rsid="01809a69" style:font-style-asian="normal" style:font-style-complex="normal"/>
    </style:style>
    <style:style style:name="T69" style:family="text">
      <style:text-properties officeooo:rsid="01705ddd"/>
    </style:style>
    <style:style style:name="T70" style:family="text">
      <style:text-properties officeooo:rsid="01f81028"/>
    </style:style>
    <style:style style:name="T71" style:family="text">
      <style:text-properties officeooo:rsid="01fa97a0"/>
    </style:style>
    <style:style style:name="T72" style:family="text">
      <style:text-properties style:font-name="Bitstream Vera Sans3" fo:font-size="10pt" officeooo:rsid="01fa97a0" style:font-size-asian="10pt" style:font-size-complex="10pt"/>
    </style:style>
    <style:style style:name="T73" style:family="text">
      <style:text-properties style:font-name="Bitstream Vera Sans3" fo:font-size="10pt" officeooo:rsid="017705b2" style:font-size-asian="10pt" style:font-size-complex="10pt"/>
    </style:style>
    <style:style style:name="T74" style:family="text">
      <style:text-properties officeooo:rsid="02041b5b"/>
    </style:style>
    <style:style style:name="T75" style:family="text">
      <style:text-properties fo:color="#1ca2b8" loext:opacity="100%" style:font-name="Liberation Serif" fo:font-size="22pt" fo:letter-spacing="-0.008cm" fo:font-weight="bold" style:font-size-asian="22pt" style:font-weight-asian="bold" style:font-size-complex="22pt" style:font-weight-complex="bold"/>
    </style:style>
    <style:style style:name="T76" style:family="text">
      <style:text-properties fo:color="#408000" loext:opacity="100%" style:font-name="Liberation Serif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ffffff" loext:opacity="100%" fo:font-size="16pt" style:font-size-asian="16pt" style:font-size-complex="16pt"/>
    </style:style>
    <style:style style:name="T81" style:family="text">
      <style:text-properties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lio">
      <style:graphic-properties style:protect="size position" style:vertical-pos="from-top" style:vertical-rel="paragraph" style:horizontal-pos="from-inside" style:horizontal-rel="paragraph" draw:fill-image-width="0cm" draw:fill-image-height="0cm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protect="position size" style:run-through="background" style:wrap="run-through" style:number-wrapped-paragraphs="no-limit" style:vertical-pos="from-top" style:vertical-rel="paragraph-content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draw:textarea-vertical-align="middle" draw:auto-grow-height="false" fo:min-height="0.677cm" fo:min-width="0.226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07bb3" draw:marker-start-width="0.199cm" draw:marker-start-center="false" draw:marker-end-width="0.199cm" draw:marker-end-center="false" draw:fill="solid" draw:fill-color="#d7e12c" draw:textarea-horizontal-align="justify" draw:textarea-vertical-align="middle" draw:auto-grow-height="false" fo:min-height="0.106cm" fo:min-width="0.014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style:run-through="foreground"/>
    </style:style>
    <style:style style:name="gr7" style:family="graphic">
      <style:graphic-properties draw:stroke="none" draw:fill="solid" draw:fill-color="#ffffff" style:run-through="foreground"/>
    </style:style>
    <style:style style:name="gr8" style:family="graphic">
      <style:graphic-properties draw:stroke="none" svg:stroke-color="#000000" draw:fill="none" draw:fill-color="#ffffff" fo:min-height="0.997cm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d7e12c" draw:textarea-horizontal-align="justify" draw:textarea-vertical-align="middle" draw:auto-grow-height="false" fo:min-height="1.101cm" fo:min-width="19.5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2a609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41cm" svg:stroke-color="#d7e12c" draw:marker-start="" draw:marker-start-width="0.291cm" draw:marker-start-center="false" draw:marker-end="" draw:marker-end-width="0.291cm" draw:marker-end-center="false" draw:fill="solid" draw:fill-color="#ecf191" draw:textarea-horizontal-align="justify" draw:textarea-vertical-align="middle" draw:auto-grow-height="false" fo:min-height="1.709cm" fo:min-width="1.46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4cm" fo:min-width="0.7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dash" draw:stroke-dash="Dashed_20__28_var_29_" svg:stroke-width="0.03cm" svg:stroke-color="#3465a4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daa772" draw:textarea-vertical-align="middle" draw:auto-grow-height="false" fo:min-height="1.707cm" fo:min-width="1.461cm" fo:padding-top="0.146cm" fo:padding-bottom="0.146cm" fo:padding-left="0.27cm" fo:padding-right="0.27cm" draw:shadow="hidden" draw:shadow-offset-x="0.3cm" draw:shadow-offset-y="0.3cm" draw:shadow-color="#808080" style:run-through="back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32cm" fo:min-width="0.977cm" fo:padding-top="0cm" fo:padding-bottom="0cm" fo:padding-left="0cm" fo:padding-right="0cm" draw:shadow="hidden" draw:shadow-offset-x="0.3cm" draw:shadow-offset-y="0.3cm" draw:shadow-color="#808080" style:run-through="background"/>
      <style:paragraph-properties style:writing-mode="lr-tb"/>
    </style:style>
    <style:style style:name="gr30" style:family="graphic">
      <style:graphic-properties draw:stroke="solid" draw:stroke-dash="Dashed_20__28_var_29__20_7493" svg:stroke-width="0.041cm" svg:stroke-color="#d7e12c" draw:marker-start="" draw:marker-start-width="0.54cm" draw:marker-start-center="false" draw:marker-end="" draw:marker-end-width="0.54cm" draw:marker-end-center="false" svg:stroke-opacity="100%" draw:stroke-linejoin="round" draw:fill="solid" draw:fill-color="#ecf191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083" svg:stroke-width="0.041cm" svg:stroke-color="#d7e12c" draw:marker-start="" draw:marker-start-width="0.261cm" draw:marker-start-center="false" draw:marker-end="" draw:marker-end-width="0.261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7499" svg:stroke-width="0.019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7500" svg:stroke-width="0.019cm" svg:stroke-color="#000000" draw:marker-start="" draw:marker-start-width="0.302cm" draw:marker-start-center="false" draw:marker-end="" draw:marker-end-width="0.30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dash" draw:stroke-dash="Dashed_20__28_var_29_" svg:stroke-width="0.03cm" svg:stroke-color="#d7e12c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dash" draw:stroke-dash="Dot" svg:stroke-width="0.03cm" svg:stroke-color="#000000" draw:marker-start="Arrow_20_concave" draw:marker-start-width="0.15cm" draw:marker-start-center="false" draw:marker-end="Arrow_20_concave" draw:marker-end-width="0.1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7497" svg:stroke-width="0.041cm" svg:stroke-color="#d3802c" draw:marker-start="" draw:marker-start-width="0.28cm" draw:marker-start-center="false" draw:marker-end="" draw:marker-end-width="0.28cm" draw:marker-end-center="false" svg:stroke-opacity="100%" draw:stroke-linejoin="round" draw:fill="solid" draw:fill-color="#daa77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dash" draw:stroke-dash="Dashed_20__28_var_29_" svg:stroke-width="0.041cm" svg:stroke-color="#d3802c" draw:marker-start="" draw:marker-start-width="0.28cm" draw:marker-start-center="false" draw:marker-end="" draw:marker-end-width="0.28cm" draw:marker-end-center="false" draw:fill="solid" draw:fill-color="#daa772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753" svg:stroke-width="0.041cm" svg:stroke-color="#1ca2b8" draw:marker-start="" draw:marker-start-width="0.09cm" draw:marker-start-center="false" draw:marker-end="" draw:marker-end-width="0.09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dash" draw:stroke-dash="Dashed_20__28_var_29_" svg:stroke-width="0.041cm" svg:stroke-color="#009999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0" draw:name="Shape2_1" draw:style-name="gr19" draw:text-style-name="P100" svg:width="3.857cm" svg:height="0.805cm" draw:transform="rotate (0.0872664625997165) translate (0.467430555555556cm 1.34055555555556cm)">
        <draw:text-box>
          <text:p text:style-name="P99"><text:span text:style-name="T77">S</text:span><text:span text:style-name="T77">é</text:span><text:span text:style-name="T77">r</text:span><text:span text:style-name="T77">i</text:span><text:span text:style-name="T77">e</text:span><text:span text:style-name="T77"> </text:span><text:span text:style-name="T77">8</text:span></text:p>
        </draw:text-box>
      </draw:frame>
      <draw:line text:anchor-type="page" text:anchor-page-number="1" draw:z-index="9" draw:name="Shape3_0" draw:style-name="gr20" draw:text-style-name="P98" svg:x1="12.102cm" svg:y1="1.156cm" svg:x2="21.994cm" svg:y2="1.145cm">
        <text:p/>
      </draw:line>
      <draw:path text:anchor-type="page" text:anchor-page-number="1" draw:z-index="8" draw:name="Shape1_3" draw:style-name="gr21" draw:text-style-name="P92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2812856410" text:style-name="_5f_Numérotation_20_des_20_exercices_20_livrets">
          <text:list-item>
            <text:h text:style-name="P89" text:outline-level="1"><text:span text:style-name="T30"><text:s/></text:span><text:span text:style-name="T9">Calcule le périmètre puis l'aire des figures décrites ci-dessous. Donne à chaque fois </text:span><text:span text:style-name="T10">le calcul</text:span><text:span text:style-name="T9"> </text:span><text:span text:style-name="T11">(avec le nombre π)</text:span><text:span text:style-name="T9"> puis une valeur arrondie au </text:span><text:span text:style-name="T11">dixième</text:span><text:span text:style-name="T9"> près :</text:span></text:h>
            <text:list>
              <text:list-item text:start-value="1">
                <text:p text:style-name="_5f_Paragraphe_20_énoncé_20_après_20_numéro_20_question">d’un disque de rayon 4 cm.</text:p>
              </text:list-item>
            </text:list>
            <text:p text:style-name="P65"><text:span text:style-name="T38">Périmètre : </text:span>………………………………………………….</text:p>
          </text:list-item>
        </text:list>
        <text:p text:style-name="P42"><text:span text:style-name="_5f_pointillés_20_gris"><text:span text:style-name="T25">…………………………………………………………………</text:span></text:span></text:p>
        <text:p text:style-name="P44"><text:span text:style-name="T38">Aire :</text:span><text:span text:style-name="T69"> ………………………………………………………...</text:span></text:p>
        <text:p text:style-name="P42"><text:span text:style-name="_5f_pointillés_20_gris"><text:span text:style-name="T25">…………………………………………………………………</text:span></text:span></text:p>
        <text:list xml:id="list190657629991488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d’un disque de diamètre 12 cm.</text:p>
              </text:list-item>
            </text:list>
            <text:p text:style-name="P66"><text:span text:style-name="T38">Périmètre : </text:span>………………………………………………….</text:p>
          </text:list-item>
        </text:list>
        <text:p text:style-name="P42"><text:span text:style-name="_5f_pointillés_20_gris"><text:span text:style-name="T25">…………………………………………………………………</text:span></text:span></text:p>
        <text:p text:style-name="P44"><text:span text:style-name="T38">Aire :</text:span><text:span text:style-name="T69"> …………………………………………………………</text:span></text:p>
        <text:p text:style-name="P42"><text:span text:style-name="_5f_pointillés_20_gris"><text:span text:style-name="T25">…………………………………………………………………</text:span></text:span></text:p>
        <text:list xml:id="list190659432090880" text:continue-numbering="true" text:style-name="_5f_Numérotation_20_des_20_exercices_20_livrets">
          <text:list-item>
            <text:h text:style-name="P88" text:outline-level="1"><text:s/><text:span text:style-name="_5f_livret"><text:span text:style-name="T15">Calcule le périmètre puis l'aire des figures décrites ci-dessous. Donne à chaque fois l</text:span></text:span><text:span text:style-name="_5f_livret"><text:span text:style-name="T12">e calcul</text:span></text:span><text:span text:style-name="_5f_livret"><text:span text:style-name="T15"> </text:span></text:span><text:span text:style-name="_5f_livret"><text:span text:style-name="T13"><text:s/></text:span></text:span><text:span text:style-name="_5f_livret"><text:span text:style-name="T14">(avec le nombre π)</text:span></text:span><text:span text:style-name="_5f_livret"><text:span text:style-name="T13"> </text:span></text:span><text:span text:style-name="_5f_livret"><text:span text:style-name="T15">puis une valeur arrondie au centième près.</text:span></text:span></text:h>
            <text:list>
              <text:list-item text:start-value="1">
                <text:p text:style-name="P80"><text:span text:style-name="_5f_livret">un </text:span><text:span text:style-name="_5f_livret"><text:span text:style-name="T62">disque</text:span></text:span><text:span text:style-name="_5f_livret"> de rayon 4 m.</text:span></text:p>
              </text:list-item>
            </text:list>
            <text:p text:style-name="P76"><text:span text:style-name="_5f_livret"><text:span text:style-name="T38">Périmètre :</text:span></text:span><text:span text:style-name="T38"> </text:span><text:span text:style-name="_5f_pointillés_20_gris"><text:span text:style-name="T27">………………………………………………………………….</text:span></text:span></text:p>
          </text:list-item>
        </text:list>
        <text:p text:style-name="P42"><text:span text:style-name="_5f_pointillés_20_gris"><text:span text:style-name="T25">………………………………………………………………….</text:span></text:span></text:p>
        <text:p text:style-name="P42"><text:span text:style-name="_5f_pointillés_20_gris"><text:span text:style-name="T25">………………………………………………………………….</text:span></text:span></text:p>
        <text:p text:style-name="P40"><text:span text:style-name="_5f_livret"><text:span text:style-name="T31">Aire :</text:span></text:span> ………………………………………………………….</text:p>
        <text:p text:style-name="P42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p text:style-name="P41"><text:span text:style-name="_5f_pointillés_20_gris"><text:span text:style-name="T25">…………………………………………………………………</text:span></text:span><text:span text:style-name="_5f_pointillés_20_gris"><text:span text:style-name="T27">.</text:span></text:span></text:p>
        <text:list xml:id="list190657761235824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_5f_livret">un </text:span><text:span text:style-name="_5f_livret"><text:span text:style-name="T62">disque</text:span></text:span><text:span text:style-name="_5f_livret"> de diamètre 4,3 hm.</text:span></text:p>
              </text:list-item>
            </text:list>
            <text:p text:style-name="P67"><text:span text:style-name="_5f_livret"><text:span text:style-name="T38">Périmètre : </text:span></text:span>………………………………………………….</text:p>
          </text:list-item>
        </text:list>
        <text:p text:style-name="P46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p text:style-name="P42"><text:span text:style-name="_5f_pointillés_20_gris"><text:span text:style-name="T25">………………………………………………………………….</text:span></text:span></text:p>
        <text:p text:style-name="P40"><text:span text:style-name="_5f_livret"><text:span text:style-name="T31">Aire :</text:span></text:span><text:span text:style-name="_5f_livret"> </text:span>………………………………………………………….</text:p>
        <text:p text:style-name="P42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p text:style-name="P38"><text:span text:style-name="_5f_pointillés_20_gris"><text:span text:style-name="T28">………………………………………………………………….</text:span></text:span></text:p>
        <text:list xml:id="list190657870832418" text:continue-numbering="true" text:style-name="_5f_Numérotation_20_des_20_exercices_20_livrets">
          <text:list-item>
            <text:h text:style-name="P87" text:outline-level="1"><text:s/><text:span text:style-name="_5f_livret"><text:span text:style-name="T64">Calcule l'aire des figures </text:span></text:span><text:span text:style-name="_5f_livret"><text:span text:style-name="T65">colorées</text:span></text:span><text:span text:style-name="_5f_livret"><text:span text:style-name="T66"> </text:span></text:span><text:span text:style-name="_5f_livret"><text:span text:style-name="T64">suivantes . </text:span></text:span><text:span text:style-name="_5f_livret"><text:span text:style-name="T65">Donne </text:span></text:span><text:span text:style-name="_5f_livret"><text:span text:style-name="T67">l</text:span></text:span><text:span text:style-name="_5f_livret"><text:span text:style-name="T42">e calcul</text:span></text:span><text:span text:style-name="_5f_livret"><text:span text:style-name="T67"> (avec le nombre π), puis </text:span></text:span><text:span text:style-name="_5f_livret"><text:span text:style-name="T65">la valeur </text:span></text:span><text:span text:style-name="_5f_livret"><text:span text:style-name="T68">arrondie</text:span></text:span><text:span text:style-name="_5f_livret"><text:span text:style-name="T65"> au </text:span></text:span><text:span text:style-name="_5f_livret"><text:span text:style-name="T68">centième</text:span></text:span><text:span text:style-name="_5f_livret"><text:span text:style-name="T65">.</text:span></text:span></text:h>
          </text:list-item>
        </text:li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list xml:id="list190659548152344" text:continue-list="list190657870832418" text:style-name="_5f_Numérotation_20_des_20_exercices_20_livrets">
                <text:list-item>
                  <text:list>
                    <text:list-item text:start-value="1">
                      <text:p text:style-name="_5f_Paragraphe_20_énoncé_20_après_20_numéro_20_question"><draw:g text:anchor-type="paragraph" draw:z-index="0" draw:name="Shape16" draw:style-name="gr22"><draw:g draw:style-name="gr23"><draw:ellipse draw:style-name="gr41" draw:text-style-name="P117" svg:width="1.807cm" svg:height="1.805cm" svg:x="-0.051cm" svg:y="0.896cm"><text:p/></draw:ellipse><draw:g draw:style-name="gr23"><draw:line draw:style-name="gr32" draw:text-style-name="P111" svg:x1="0.759cm" svg:y1="1.7cm" svg:x2="0.948cm" svg:y2="1.889cm"><text:p/></draw:line><draw:line draw:style-name="gr33" draw:text-style-name="P111" svg:x1="0.938cm" svg:y1="1.7cm" svg:x2="0.748cm" svg:y2="1.889cm"><text:p/></draw:line></draw:g></draw:g><draw:line draw:style-name="gr42" draw:text-style-name="P112" svg:x1="0.831cm" svg:y1="1.82cm" svg:x2="-0.049cm" svg:y2="1.995cm"><text:p/></draw:line><draw:frame draw:style-name="gr40" draw:text-style-name="P113" svg:width="1.435cm" svg:height="0.835cm" draw:transform="rotate (0.189368223841385) translate (-0.340430555555556cm 1.58397222222222cm)"><draw:text-box><text:p text:style-name="P107"><text:span text:style-name="T82">2 cm</text:span></text:p></draw:text-box></draw:frame></draw:g><draw:g text:anchor-type="paragraph" draw:z-index="1" draw:name="Shape17" draw:style-name="gr22"><draw:g draw:style-name="gr23"><draw:g draw:style-name="gr23"><draw:ellipse draw:style-name="gr38" draw:text-style-name="P115" svg:width="3.001cm" svg:height="3.017cm" draw:transform="skewX (-0.00471238898038473) rotate (0.0848230016469244) translate (1.97379166666667cm 0.947208333333333cm)"><text:p/></draw:ellipse><draw:line draw:style-name="gr39" draw:text-style-name="P116" svg:x1="2.107cm" svg:y1="2.453cm" svg:x2="5.097cm" svg:y2="2.19cm"><text:p/></draw:line></draw:g></draw:g><draw:g draw:style-name="gr23"><draw:line draw:style-name="gr32" draw:text-style-name="P111" svg:x1="3.518cm" svg:y1="2.221cm" svg:x2="3.707cm" svg:y2="2.41cm"><text:p/></draw:line><draw:line draw:style-name="gr33" draw:text-style-name="P111" svg:x1="3.694cm" svg:y1="2.221cm" svg:x2="3.504cm" svg:y2="2.41cm"><text:p/></draw:line></draw:g><draw:frame draw:style-name="gr40" draw:text-style-name="P113" svg:width="1.433cm" svg:height="0.835cm" draw:transform="rotate (0.0776671517137477) translate (2.84615277777778cm 1.80622222222222cm)"><draw:text-box><text:p text:style-name="P107"><text:span text:style-name="T82">5 cm</text:span></text:p></draw:text-box></draw:frame></draw:g></text:p>
                    </text:list-item>
                  </text:list>
                </text:list-item>
              </text:list>
            </table:table-cell>
            <table:table-cell table:style-name="Tableau1.A1" office:value-type="string">
              <text:list xml:id="list190659040919016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_20_question"><draw:g text:anchor-type="paragraph" draw:z-index="2" draw:name="Shape76" draw:style-name="gr22"><draw:g draw:name="Shape18" draw:style-name="gr23"><draw:g draw:style-name="gr23"><draw:g draw:style-name="gr23"><draw:g draw:style-name="gr23"><draw:ellipse draw:style-name="gr30" draw:text-style-name="P109" svg:width="3.723cm" svg:height="3.721cm" svg:x="2.921cm" svg:y="0.695cm"><text:p/></draw:ellipse><draw:ellipse draw:style-name="gr31" draw:text-style-name="P110" svg:width="1.773cm" svg:height="1.768cm" draw:transform="skewX (-0.00802851455917392) rotate (0.0837758040957278) translate (3.85586111111111cm 1.71979166666667cm)"><text:p/></draw:ellipse><draw:g draw:style-name="gr23"><draw:line draw:style-name="gr32" draw:text-style-name="P111" svg:x1="4.66cm" svg:y1="2.397cm" svg:x2="4.94cm" svg:y2="2.677cm"><text:p/></draw:line><draw:line draw:style-name="gr33" draw:text-style-name="P111" svg:x1="4.927cm" svg:y1="2.397cm" svg:x2="4.645cm" svg:y2="2.677cm"><text:p/></draw:line></draw:g><draw:line draw:style-name="gr34" draw:text-style-name="P112" svg:x1="3.227cm" svg:y1="1.544cm" svg:x2="6.334cm" svg:y2="3.516cm"><text:p/></draw:line></draw:g></draw:g><draw:frame draw:style-name="gr35" draw:text-style-name="P113" svg:width="1.812cm" svg:height="0.706cm" draw:transform="rotate (-0.553443905807402) translate (3.59656944444444cm 1.19591666666667cm)"><draw:text-box><text:p text:style-name="P102"><text:span text:style-name="T82">2,5 cm</text:span></text:p></draw:text-box></draw:frame></draw:g><draw:frame draw:style-name="gr36" draw:text-style-name="P113" svg:width="1.812cm" svg:height="0.703cm" draw:transform="rotate (-0.553443905807402) translate (4.90184722222222cm 2.06022222222222cm)"><draw:text-box><text:p text:style-name="P102"><text:span text:style-name="T82">1 cm</text:span></text:p></draw:text-box></draw:frame></draw:g><draw:line draw:style-name="gr37" draw:text-style-name="P114" svg:x1="4.808cm" svg:y1="2.547cm" svg:x2="5.543cm" svg:y2="3.015cm"><text:p/></draw:line><draw:line draw:style-name="gr37" draw:text-style-name="P114" svg:x1="3.226cm" svg:y1="1.544cm" svg:x2="4.79cm" svg:y2="2.538cm"><text:p/></draw:line></draw:g></text:p>
                    </text:list-item>
                  </text:list>
                </text:list-item>
              </text:list>
            </table:table-cell>
            <table:table-cell table:style-name="Tableau1.A1" office:value-type="string">
              <text:list xml:id="list190658013843966" text:continue-numbering="true" text:style-name="_5f_Numérotation_20_des_20_exercices_20_livrets">
                <text:list-item>
                  <text:list>
                    <text:list-item>
                      <text:p text:style-name="_5f_Paragraphe_20_énoncé_20_après_20_numéro_20_question"/>
                    </text:list-item>
                  </text:list>
                </text:list-item>
              </text:list>
            </table:table-cell>
          </table:table-row>
        </table:table>
        <text:p text:style-name="_5f_Paragraphe_20_livret_20_"><text:span text:style-name="_5f_pointillés_20_gris"/></text:p>
        <text:p text:style-name="_5f_Paragraphe_20_livret_20_"><text:span text:style-name="_5f_pointillés_20_gris"/></text:p>
        <text:list xml:id="list2473876561" text:style-name="_5f_Numérotation_20_des_20_exercices_20_livrets_20_bis">
          <text:list-item>
            <text:list>
              <text:list-item text:start-value="1">
                <text:p text:style-name="P77"><text:span text:style-name="_5f_pointillés_20_gris">……………………………………………………………...</text:span></text:p>
              </text:list-item>
            </text:list>
          </text:list-item>
        </text:list>
        <text:p text:style-name="P47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list xml:id="list190659119099682" text:continue-numbering="true" text:style-name="_5f_Numérotation_20_des_20_exercices_20_livrets_20_bis">
          <text:list-item>
            <text:list>
              <text:list-item>
                <text:p text:style-name="P68"><text:span text:style-name="_5f_pointillés_20_gris"><text:span text:style-name="T25">……………………………………………………………...</text:span></text:span></text:p>
              </text:list-item>
            </text:list>
          </text:list-item>
        </text:list>
        <text:p text:style-name="P47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list xml:id="list190658509937822" text:continue-numbering="true" text:style-name="_5f_Numérotation_20_des_20_exercices_20_livrets_20_bis">
          <text:list-item>
            <text:list>
              <text:list-item>
                <text:p text:style-name="P68"><text:span text:style-name="_5f_pointillés_20_gris"><text:span text:style-name="T25">……………………………………………………………...</text:span></text:span></text:p>
              </text:list-item>
            </text:list>
          </text:list-item>
        </text:list>
        <text:p text:style-name="P45"><text:span text:style-name="_5f_pointillés_20_gris"><text:span text:style-name="T25">………………………………………………………………….</text:span></text:span></text:p>
        <text:p text:style-name="P46"><text:span text:style-name="_5f_pointillés_20_gris"><text:span text:style-name="T25">………………………………………………………………….</text:span></text:span></text:p>
        <text:list xml:id="list190657891391513" text:continue-list="list190658013843966" text:style-name="_5f_Numérotation_20_des_20_exercices_20_livrets">
          <text:list-item>
            <text:h text:style-name="_5f_Titre_20_d_27_exercices_20_livret_20_sans_20_titre_20_avec_20_num_20_exo" text:outline-level="1"><text:span text:style-name="T50">C</text:span><text:span text:style-name="T43">alcule </text:span>l'aire <text:span text:style-name="T61">et le périmètre</text:span> de chaque portion de disque. (Donne une valeur <text:span text:style-name="T60">arrondie</text:span> au dixième près.)</text:h>
          </text:list-item>
        </text:list>
        <text:section text:style-name="Sect2" text:name="Section3">
          <text:list xml:id="list190659167372237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/>
                </text:list-item>
              </text:list>
            </text:list-item>
          </text:list>
          <text:p text:style-name="_5f_Paragraphe_20_livret_20_"><draw:g text:anchor-type="paragraph" draw:z-index="7" draw:name="Shape30" draw:style-name="gr22"><draw:g draw:style-name="gr23"><draw:g draw:style-name="gr23"><draw:custom-shape draw:style-name="gr24" draw:text-style-name="P101" svg:width="2.003cm" svg:height="2.003cm" svg:x="0.616cm" svg:y="-0.108cm"><text:p/><draw:enhanced-geometry draw:glue-point-type="segments" draw:type="mso-spt100" draw:modifiers="-90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5" draw:text-style-name="P103" svg:width="0.71cm" svg:height="0.341cm" svg:x="1.817cm" svg:y="0.393cm"><draw:text-box><text:p text:style-name="P102"><text:span text:style-name="T78">5 cm</text:span></text:p></draw:text-box></draw:frame></draw:g></draw:g><draw:custom-shape draw:style-name="gr26" draw:text-style-name="P104" svg:width="0.2cm" svg:height="0.2cm" svg:x="1.618cm" svg:y="0.695cm"><text:p/><draw:enhanced-geometry svg:viewBox="0 0 21600 21600" draw:type="rectangle" draw:enhanced-path="M 0 0 L 21600 0 21600 21600 0 21600 0 0 Z N"/></draw:custom-shape></draw:g></text:p>
          <text:p text:style-name="_5f_Paragraphe_20_livret_20_"/>
          <text:p text:style-name="_5f_Paragraphe_20_livret_20_"/>
          <text:list xml:id="list190659241188505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><draw:g text:anchor-type="char" draw:z-index="3" draw:name="Shape77" draw:style-name="gr27"><draw:custom-shape draw:style-name="gr28" draw:text-style-name="P106" svg:width="2.001cm" svg:height="2.001cm" svg:x="1.071cm" svg:y="0.189cm"><text:p/><draw:enhanced-geometry draw:mirror-horizontal="true" draw:mirror-vertical="true" draw:glue-point-type="segments" draw:type="mso-spt100" draw:modifiers="-179.85281850484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9" draw:text-style-name="P108" svg:width="0.978cm" svg:height="0.332cm" svg:x="1.62cm" svg:y="1.24cm"><draw:text-box><text:p text:style-name="P107"><text:span text:style-name="T81">3,</text:span><text:span text:style-name="T81">2 </text:span><text:span text:style-name="T81">c</text:span><text:span text:style-name="T81">m</text:span></text:p></draw:text-box></draw:frame></draw:g></text:p>
                </text:list-item>
              </text:list>
            </text:list-item>
          </text:list>
          <text:p text:style-name="_5f_Paragraphe_20_livret_20_"/>
          <text:p text:style-name="_5f_Paragraphe_20_livret_20_"/>
          <text:p text:style-name="_5f_Paragraphe_20_livret_20_"/>
          <text:p text:style-name="_5f_Paragraphe_20_livret_20_"><text:span text:style-name="_5f_pointillés_20_gris"/></text:p>
        </text:section>
        <text:list xml:id="list190659252502229" text:continue-list="list190659241188505" text:style-name="_5f_Numérotation_20_des_20_exercices_20_livrets">
          <text:list-item>
            <text:list>
              <text:list-item text:start-value="1">
                <text:p text:style-name="_5f_Paragraphe_20_énoncé_20_après_20_numéro_20_question"><text:span text:style-name="_5f_livret">Aire :</text:span></text:p>
              </text:list-item>
            </text:list>
          </text:list-item>
        </text:list>
        <text:p text:style-name="P48"><text:span text:style-name="_5f_pointillés_20_gris"><text:span text:style-name="T26">………………………………………………………………….</text:span></text:span></text:p>
        <text:p text:style-name="P48"><text:span text:style-name="_5f_pointillés_20_gris"><text:span text:style-name="T26">.…………………………………………………………………</text:span></text:span></text:p>
        <text:p text:style-name="P36"><text:span text:style-name="_5f_livret"><text:span text:style-name="T37">Périmètre :</text:span></text:span></text:p>
        <text:p text:style-name="P43"><text:span text:style-name="_5f_pointillés_20_gris"><text:span text:style-name="T26">………………………………………………………………….</text:span></text:span></text:p>
        <text:p text:style-name="P43"><text:span text:style-name="_5f_pointillés_20_gris"><text:span text:style-name="T26">………………………………………………………………….</text:span></text:span></text:p>
        <text:list xml:id="list190658358384647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_5f_livret">Aire :</text:span></text:p>
              </text:list-item>
            </text:list>
          </text:list-item>
        </text:list>
        <text:p text:style-name="P43"><text:span text:style-name="_5f_pointillés_20_gris"><text:span text:style-name="T26">………………………………………………………………….</text:span></text:span></text:p>
        <text:p text:style-name="P43"><text:span text:style-name="_5f_pointillés_20_gris"><text:span text:style-name="T26">………………………………………………………………….</text:span></text:span></text:p>
        <text:p text:style-name="P36"><text:span text:style-name="_5f_livret"><text:span text:style-name="T37">Périmètre :</text:span></text:span></text:p>
        <text:p text:style-name="P43"><text:span text:style-name="_5f_pointillés_20_gris"><text:span text:style-name="T26">………………………………………………………………….</text:span></text:span></text:p>
        <text:p text:style-name="P43"><text:span text:style-name="_5f_pointillés_20_gris"><text:span text:style-name="T26">………………………………………………………………….</text:span></text:span></text:p>
        <text:p text:style-name="P43"><text:span text:style-name="_5f_BVS"><text:span text:style-name="T44"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Wingdings" svg:font-family="Wingdings" style:font-adornments="Gras" style:font-pitch="variable" style:font-charset="x-symbol"/>
    <style:font-face style:name="Tahoma2" svg:font-family="Tahoma"/>
    <style:font-face style:name="monospace" svg:font-family="monospace"/>
    <style:font-face style:name="Times New Roman2" svg:font-family="'Times New Roman'" style:font-family-generic="roman"/>
    <style:font-face style:name="Bitstream Vera Sans5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entraine-toi" style:display-name="Puce_entraine-toi" style:family="text">
      <style:text-properties fo:color="#800058" loext:opacity="100%" style:text-outline="false" style:text-position="0% 100%" style:font-name="Wingdings" fo:font-family="Wingdings" style:font-style-name="Gras" style:font-pitch="variable" style:font-charset="x-symbol" fo:font-size="13pt" fo:text-shadow="none" fo:font-weight="bold" fo:background-color="transparent" style:font-size-asian="10.5pt"/>
    </style:style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4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-color="#d7e12c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color="#408000" loext:opacity="100%" style:font-name="Britannic Bold" fo:font-size="20pt" style:font-size-asian="20pt" style:font-size-complex="20pt"/>
    </style:style>
    <style:style style:name="MP8" style:family="paragraph">
      <loext:graphic-properties draw:fill="solid" draw:fill-color="#7fb241"/>
    </style:style>
    <style:style style:name="MP9" style:family="paragraph">
      <loext:graphic-properties draw:fill="solid" draw:fill-color="#ffffff"/>
    </style:style>
    <style:style style:name="MP10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MP11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Header">
      <style:paragraph-properties fo:text-align="start" style:justify-single-word="false"/>
      <style:text-properties officeooo:paragraph-rsid="010b73da"/>
    </style:style>
    <style:style style:name="MP13" style:family="paragraph">
      <loext:graphic-properties draw:fill="solid" draw:fill-color="#00cccc"/>
      <style:paragraph-properties style:writing-mode="lr-tb"/>
      <style:text-properties fo:color="#ffffff" loext:opacity="100%"/>
    </style:style>
    <style:style style:name="MP14" style:family="paragraph">
      <loext:graphic-properties draw:fill="none" draw:fill-color="#ffffff"/>
      <style:paragraph-properties style:writing-mode="lr-tb"/>
      <style:text-properties fo:color="#ffffff" loext:opacity="100%" fo:font-size="16pt" style:font-size-asian="16pt" style:font-size-complex="16pt"/>
    </style:style>
    <style:style style:name="MP15" style:family="paragraph" style:parent-style-name="Footer">
      <style:text-properties officeooo:paragraph-rsid="018620a3"/>
    </style:style>
    <style:style style:name="MP16" style:family="paragraph" style:parent-style-name="_5f_Header_20_page_20_paire_20__28_G_29_">
      <style:text-properties officeooo:paragraph-rsid="02d5fd53"/>
    </style:style>
    <style:style style:name="MP17" style:family="paragraph">
      <loext:graphic-properties draw:fill="solid" draw:fill-color="#2a6099"/>
    </style:style>
    <style:style style:name="MP18" style:family="paragraph">
      <style:paragraph-properties fo:text-align="center"/>
    </style:style>
    <style:style style:name="MP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0" style:family="paragraph">
      <loext:graphic-properties draw:fill-color="#2a6099"/>
      <style:paragraph-properties fo:text-align="center"/>
    </style:style>
    <style:style style:name="MP21" style:family="paragraph" style:parent-style-name="_5f_Footer_20_page_20_paire_20__28_G_29_">
      <style:text-properties officeooo:paragraph-rsid="02cdb06c"/>
    </style:style>
    <style:style style:name="MP22" style:family="paragraph" style:parent-style-name="_5f_Footer_20_page_20_impaire_20__28_D_29_">
      <style:paragraph-properties fo:text-align="end" style:justify-single-word="false"/>
    </style:style>
    <style:style style:name="MP2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2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Header_20_page_20_paire_20__28_G_29_">
      <style:paragraph-properties fo:text-align="start" style:justify-single-word="false"/>
    </style:style>
    <style:style style:name="MP2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2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3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3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4" style:family="paragraph" style:parent-style-name="Header">
      <style:text-properties fo:font-size="14pt" style:font-size-asian="14pt" style:font-size-complex="14pt"/>
    </style:style>
    <style:style style:name="MP3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Header">
      <style:text-properties fo:font-size="3pt" style:font-size-asian="4pt" style:font-size-complex="4pt"/>
    </style:style>
    <style:style style:name="MP3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3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4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2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4" style:family="paragraph" style:parent-style-name="Standard">
      <style:text-properties fo:font-size="6pt" style:font-size-asian="6pt" style:font-size-complex="6pt"/>
    </style:style>
    <style:style style:name="MP4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47" style:family="paragraph" style:parent-style-name="Header">
      <style:text-properties fo:color="#2a6099" loext:opacity="100%" officeooo:rsid="00494031" officeooo:paragraph-rsid="0055f59c"/>
    </style:style>
    <style:style style:name="MP48" style:family="paragraph" style:parent-style-name="Footer">
      <style:text-properties officeooo:rsid="00178920" officeooo:paragraph-rsid="00178920"/>
    </style:style>
    <style:style style:name="MP4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0" style:family="paragraph" style:parent-style-name="Footer">
      <style:text-properties officeooo:paragraph-rsid="0036a520"/>
    </style:style>
    <style:style style:name="MT1" style:family="text">
      <style:text-properties officeooo:rsid="00216d78"/>
    </style:style>
    <style:style style:name="MT2" style:family="text">
      <style:text-properties fo:color="#1ca2b8" loext:opacity="100%" style:font-name="Liberation Serif" fo:font-size="22pt" fo:letter-spacing="-0.008cm" fo:font-weight="bold" style:font-size-asian="22pt" style:font-weight-asian="bold" style:font-size-complex="22pt" style:font-weight-complex="bold"/>
    </style:style>
    <style:style style:name="MT3" style:family="text">
      <style:text-properties fo:color="#408000" loext:opacity="100%" style:font-name="Liberation Serif" fo:font-size="22pt" fo:font-weight="bold" style:font-size-asian="22pt" style:font-weight-asian="bold" style:font-size-complex="22pt" style:font-weight-complex="bold"/>
    </style:style>
    <style:style style:name="MT4" style:family="text">
      <style:text-properties officeooo:rsid="008bcc38"/>
    </style:style>
    <style:style style:name="MT5" style:family="text">
      <style:text-properties officeooo:rsid="0012cd92" style:font-name-asian="Bitstream Vera Sans5" style:font-name-complex="Bitstream Vera Sans5"/>
    </style:style>
    <style:style style:name="MT6" style:family="text">
      <style:text-properties officeooo:rsid="00aa6c82"/>
    </style:style>
    <style:style style:name="MT7" style:family="text">
      <style:text-properties fo:color="#ffffff" loext:opacity="100%" fo:font-size="16pt" style:font-size-asian="16pt" style:font-size-complex="16pt"/>
    </style:style>
    <style:style style:name="MT8" style:family="text">
      <style:text-properties fo:color="#0066ff" loext:opacity="100%" fo:font-size="16pt" fo:letter-spacing="normal" officeooo:rsid="01202368" style:font-size-asian="16pt" style:font-size-complex="16pt"/>
    </style:style>
    <style:style style:name="MT9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2593480" style:font-size-asian="16pt" style:font-style-asian="normal" style:font-size-complex="16pt" style:font-style-complex="normal"/>
    </style:style>
    <style:style style:name="MT10" style:family="text">
      <style:text-properties fo:font-variant="normal" fo:text-transform="none" fo:color="#3c3c3c" loext:opacity="100%" style:font-name="monospace" fo:font-size="10.6499996185303pt" fo:letter-spacing="normal" fo:font-style="normal" fo:font-weight="normal"/>
    </style:style>
    <style:style style:name="MT1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T12" style:family="text">
      <style:text-properties fo:font-variant="normal" fo:text-transform="none" fo:color="#0066ff" loext:opacity="100%" style:font-name="Bitstream Vera Sans4" fo:font-size="16pt" fo:letter-spacing="normal" fo:font-style="normal" fo:text-shadow="none" fo:font-weight="bold" officeooo:rsid="02588359" style:font-size-asian="16pt" style:font-style-asian="normal" style:font-size-complex="16pt" style:font-style-complex="normal"/>
    </style:style>
    <style:style style:name="MT1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" style:family="text">
      <style:text-properties officeooo:rsid="01fe1da6"/>
    </style:style>
    <style:style style:name="MT15" style:family="text">
      <style:text-properties fo:font-variant="small-caps"/>
    </style:style>
    <style:style style:name="MT16" style:family="text">
      <style:text-properties fo:font-size="12pt" style:font-size-asian="12pt" style:font-size-complex="12pt"/>
    </style:style>
    <style:style style:name="MT17" style:family="text">
      <style:text-properties fo:font-variant="small-caps" fo:font-size="15pt" style:font-size-asian="15pt" style:font-size-complex="15pt"/>
    </style:style>
    <style:style style:name="MT18" style:family="text">
      <style:text-properties officeooo:rsid="0036a520"/>
    </style:style>
    <style:style style:name="Mfr1" style:family="graphic" style:parent-style-name="folio">
      <style:graphic-properties style:protect="size position" style:vertical-pos="from-top" style:vertical-rel="paragraph" style:horizontal-pos="from-inside" style:horizontal-rel="paragraph" draw:fill-image-width="0cm" draw:fill-image-height="0cm"/>
    </style:style>
    <style:style style:name="M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-color="#d7e12c" draw:textarea-horizontal-align="justify" draw:textarea-vertical-align="middle" draw:auto-grow-height="false" fo:min-height="1.101cm" fo:min-width="19.5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997cm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/>
    </style:style>
    <style:style style:name="Mgr5" style:family="graphic">
      <style:graphic-properties draw:stroke="none" draw:fill="solid" draw:fill-color="#ffffff" style:run-through="foreground"/>
    </style:style>
    <style:style style:name="Mgr6" style:family="graphic">
      <style:graphic-properties style:protect="position size" style:run-through="background" style:wrap="run-through" style:number-wrapped-paragraphs="no-limit" style:vertical-pos="from-top" style:vertical-rel="paragraph-content" style:horizontal-pos="center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draw:textarea-vertical-align="middle" draw:auto-grow-height="false" fo:min-height="0.677cm" fo:min-width="0.226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07bb3" draw:marker-start-width="0.199cm" draw:marker-start-center="false" draw:marker-end-width="0.199cm" draw:marker-end-center="false" draw:fill="solid" draw:fill-color="#d7e12c" draw:textarea-horizontal-align="justify" draw:textarea-vertical-align="middle" draw:auto-grow-height="false" fo:min-height="0.106cm" fo:min-width="0.014cm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solid" svg:stroke-width="0.088cm" svg:stroke-color="#0066ff" draw:marker-start-width="0.485cm" draw:marker-end-width="0.485cm" draw:fill="solid" draw:fill-color="#00cccc" fo:padding-top="0.044cm" fo:padding-bottom="0.044cm" fo:padding-left="0.044cm" fo:padding-right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1" style:family="graphic">
      <style:graphic-properties draw:stroke="none" draw:fill="solid" draw:fill-color="#2a609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2a6099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7" style:family="graphic">
      <style:graphic-properties draw:stroke="none" draw:fill="solid" draw:fill-color="#2a609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2" style:page-usage="right">
      <style:page-layout-properties fo:page-width="19.5cm" fo:page-height="2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18cm" style:color="#80808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1.199cm" fo:margin-left="0cm" fo:margin-right="0cm" fo:margin-top="0.9cm" style:dynamic-spacing="false"/>
      </style:footer-style>
    </style:page-layout>
    <style:page-layout style:name="Mpm13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09cm" style:color="#0066ff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4">
      <style:page-layout-properties fo:page-width="19.5cm" fo:page-height="2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198cm">
          <style:column-sep style:width="0.009cm" style:color="#0066ff" style:height="100%" style:style="solid"/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7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2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5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26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27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8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9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0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2a609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pages_20_de_20_s_27_entraîner" style:display-name="_pages de s'entraîner" style:page-layout-name="Mpm11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Premiere" style:page-layout-name="Mpm12" style:next-style-name="Left_20_Page">
      <style:header>
        <text:p text:style-name="Header"><draw:custom-shape text:anchor-type="paragraph" draw:z-index="24" draw:name="Shape10" draw:style-name="Mgr1" draw:text-style-name="MP5" svg:width="19.501cm" svg:height="1.101cm" svg:x="-2cm" svg:y="-2cm"><text:p/><draw:enhanced-geometry svg:viewBox="0 0 21600 21600" draw:type="rectangle" draw:enhanced-path="M 0 0 L 21600 0 21600 21600 0 21600 0 0 Z N"/></draw:custom-shape><draw:frame text:anchor-type="paragraph" draw:z-index="25" draw:name="Shape11" draw:style-name="Mgr2" draw:text-style-name="MP7" svg:width="9.471cm" svg:height="0.997cm" svg:x="-1.72cm" svg:y="-0.741cm"><draw:text-box><text:p text:style-name="MP6"><text:span text:style-name="MT2"><text:s/></text:span><text:span text:style-name="MT2"><text:s/></text:span><text:span text:style-name="MT2"><text:s/></text:span><text:span text:style-name="MT3">J</text:span><text:span text:style-name="MT3">e</text:span><text:span text:style-name="MT3"> </text:span><text:span text:style-name="MT3">m</text:span><text:span text:style-name="MT3">'</text:span><text:span text:style-name="MT3">e</text:span><text:span text:style-name="MT3">n</text:span><text:span text:style-name="MT3">t</text:span><text:span text:style-name="MT3">r</text:span><text:span text:style-name="MT3">a</text:span><text:span text:style-name="MT3">î</text:span><text:span text:style-name="MT3">n</text:span><text:span text:style-name="MT3">e</text:span></text:p></draw:text-box></draw:frame><draw:g text:anchor-type="paragraph" draw:z-index="26" draw:name="Shape9" draw:style-name="Mgr3"><draw:polygon draw:style-name="Mgr4" draw:text-style-name="MP8" svg:width="4.863cm" svg:height="1.89cm" svg:x="-2.001cm" svg:y="-1.33cm" svg:viewBox="0 0 4864 1891" draw:points="4864,1891 0,1891 0,0 4864,0"><text:p/></draw:polygon><draw:polygon draw:style-name="Mgr5" draw:text-style-name="MP9" svg:width="4.874cm" svg:height="1.7cm" svg:x="-2.001cm" svg:y="-1.189cm" svg:viewBox="0 0 4875 1701" draw:points="4875,1701 0,1701 0,0 4875,0"><text:p/></draw:polygon><draw:path draw:style-name="Mgr4" draw:text-style-name="MP8" svg:width="1.2cm" svg:height="1.89cm" svg:x="2.797cm" svg:y="-1.33cm" svg:viewBox="0 0 1201 1891" svg:d="M700 1891h-700v-1891h700c277 0 501 230 501 514v862c0 285-224 515-501 515z"><text:p/></draw:path><draw:path draw:style-name="Mgr5" draw:text-style-name="MP9" svg:width="1.1cm" svg:height="1.699cm" svg:x="2.774cm" svg:y="-1.189cm" svg:viewBox="0 0 1101 1700" svg:d="M598 1700h-598v-1700h598c277 0 503 227 503 509v683c0 281-76 508-503 508z"><text:p/></draw:path></draw:g></text:p>
      </style:header>
      <style:footer>
        <text:p text:style-name="Footer"><draw:frame draw:style-name="Mfr1" draw:name="Cadre3" text:anchor-type="paragraph" svg:x="15.9cm" svg:y="0cm" svg:width="1cm" draw:z-index="0"><draw:text-box fo:min-height="0.34cm"><text:p text:style-name="MP10"><draw:g text:anchor-type="paragraph" draw:z-index="27" draw:name="Shape12_0" draw:style-name="Mgr6"><draw:custom-shape draw:style-name="Mgr7" draw:text-style-name="MP11" svg:width="0.727cm" svg:height="0.929cm" svg:x="0.136cm" svg:y="0.07cm"><text:p/><draw:enhanced-geometry svg:viewBox="0 0 21600 21600" draw:mirror-horizontal="false" draw:mirror-vertical="false" draw:type="rectangle" draw:enhanced-path="M 0 0 L 21600 0 21600 21600 0 21600 0 0 Z N"/></draw:custom-shape><draw:custom-shape draw:style-name="Mgr8" draw:text-style-name="MP11" svg:width="0.727cm" svg:height="0.502cm" svg:x="0.136cm" svg:y="-0.19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text:page-number text:select-page="current">0</text:page-number></text:p></draw:text-box></draw:frame><text:span text:style-name="MT4">Nombres décimaux</text:span> <text:span text:style-name="MT5">•</text:span> <text:span text:style-name="MT6">A1</text:span></text:p>
      </style:footer>
    </style:master-page>
    <style:master-page style:name="_31_colonne" style:display-name="1colonne" style:page-layout-name="Mpm13">
      <style:header>
        <text:p text:style-name="MP12"><draw:path text:anchor-type="paragraph" draw:z-index="28" draw:name="Shape13_0" draw:style-name="Mgr9" draw:text-style-name="MP13" svg:width="4.329cm" svg:height="2.24cm" svg:x="-9.53cm" svg:y="-3.63cm" svg:viewBox="0 0 4330 2241" svg:d="M0 2241l3984-288c209-15 363-168 345-342l-170-1611h-4159z"><text:p/></draw:path><draw:frame text:anchor-type="paragraph" draw:z-index="4" draw:name="Shape1_1" draw:style-name="Mgr10" draw:text-style-name="MP14" svg:width="3.386cm" svg:height="1.329cm" draw:transform="rotate (0.0795870138909414) translate (-1.83091666666667cm -0.428625cm)"><draw:text-box><text:p><text:span text:style-name="MT7">G</text:span><text:span text:style-name="MT7">é</text:span><text:span text:style-name="MT7">o</text:span><text:span text:style-name="MT7">m</text:span><text:span text:style-name="MT7">é</text:span><text:span text:style-name="MT7">t</text:span><text:span text:style-name="MT7">r</text:span><text:span text:style-name="MT7">i</text:span><text:span text:style-name="MT7">e</text:span><text:span text:style-name="MT7"> </text:span><text:span text:style-name="MT7">1</text:span></text:p></draw:text-box></draw:frame><text:span text:style-name="MT8"><text:tab/><text:tab/><text:tab/> <text:s text:c="2"/></text:span><text:span text:style-name="MT9">Angles</text:span></text:p>
      </style:header>
      <style:footer>
        <text:p text:style-name="MP15"><text:span text:style-name="MT10"><text:s/></text:span><text:page-number text:select-page="current">0</text:page-number></text:p>
      </style:footer>
    </style:master-page>
    <style:master-page style:name="_32_colonnes" style:display-name="2colonnes" style:page-layout-name="Mpm14">
      <style:header>
        <text:p text:style-name="MP12"><draw:path text:anchor-type="paragraph" draw:z-index="5" draw:name="Shape14_0" draw:style-name="Mgr9" draw:text-style-name="MP13" svg:width="4.329cm" svg:height="2.24cm" svg:x="-9.53cm" svg:y="-3.63cm" svg:viewBox="0 0 4330 2241" svg:d="M0 2241l3984-288c209-15 363-168 345-342l-170-1611h-4159z"><text:p/></draw:path><draw:frame text:anchor-type="paragraph" draw:z-index="6" draw:name="Shape1_2" draw:style-name="Mgr10" draw:text-style-name="MP14" svg:width="3.386cm" svg:height="1.329cm" draw:transform="rotate (0.0795870138909414) translate (-1.83091666666667cm -0.428625cm)"><draw:text-box><text:p><text:span text:style-name="MT11">G</text:span><text:span text:style-name="MT11">é</text:span><text:span text:style-name="MT11">o</text:span><text:span text:style-name="MT11">m</text:span><text:span text:style-name="MT11">é</text:span><text:span text:style-name="MT11">t</text:span><text:span text:style-name="MT11">r</text:span><text:span text:style-name="MT11">i</text:span><text:span text:style-name="MT11">e</text:span><text:span text:style-name="MT7"> </text:span></text:p></draw:text-box></draw:frame><text:span text:style-name="MT8"><text:tab/><text:tab/><text:tab/> <text:s text:c="2"/></text:span><text:span text:style-name="MT12">Angles</text:span></text:p>
      </style:header>
      <style:footer>
        <text:p text:style-name="MP15"/>
      </style:footer>
    </style:master-page>
    <style:master-page style:name="_5f_Fiche_20_éditeur_20_paire_20__28_G_29_" style:display-name="_Fiche éditeur paire (G)" style:page-layout-name="Mpm15" style:next-style-name="_5f_Fiche_20_éditeur_20_impaire_20__28_D_29_">
      <style:header>
        <text:p text:style-name="MP16"><draw:path text:anchor-type="paragraph" draw:z-index="17" draw:name="Shape1_6" draw:style-name="Mgr11" draw:text-style-name="MP17" svg:width="4.329cm" svg:height="2.24cm" svg:x="-1.499cm" svg:y="-0.8cm" svg:viewBox="0 0 4330 2241" svg:d="M0 2241l3984-288c209-15 363-168 345-342l-170-1611h-4159z"><text:p/></draw:path><draw:frame text:anchor-type="paragraph" draw:z-index="18" draw:name="Shape2_4" draw:style-name="Mgr10" draw:text-style-name="MP19" svg:width="3.857cm" svg:height="1.329cm" draw:transform="rotate (0.0872664625997165) translate (-1.07773611111111cm 0.0176388888888889cm)"><draw:text-box><text:p text:style-name="MP18"><text:span text:style-name="MT13">A</text:span><text:span text:style-name="MT13">n</text:span><text:span text:style-name="MT13">g</text:span><text:span text:style-name="MT13">l</text:span><text:span text:style-name="MT13">e</text:span><text:span text:style-name="MT13">s</text:span><text:span text:style-name="MT13"><text:line-break/></text:span><text:span text:style-name="MT13">S</text:span><text:span text:style-name="MT13">é</text:span><text:span text:style-name="MT13">r</text:span><text:span text:style-name="MT13">i</text:span><text:span text:style-name="MT13">e</text:span><text:span text:style-name="MT13"> </text:span><text:span text:style-name="MT13">1</text:span></text:p></draw:text-box></draw:frame><draw:line text:anchor-type="paragraph" draw:z-index="19" draw:name="Shape3_3" draw:style-name="Mgr12" draw:text-style-name="MP20" svg:x1="16.572cm" svg:y1="0.36cm" svg:x2="20.495cm" svg:y2="0.344cm"><text:p/></draw:line>Angles : Comprendre la notion d’angle </text:p>
      </style:header>
      <style:footer>
        <text:h text:style-name="MP21" text:outline-level="1">Angles : Comprendre la notion d’angle</text:h>
      </style:footer>
    </style:master-page>
    <style:master-page style:name="_5f_Fiche_20_éditeur_20__28_une_20_colonne_29__20_impaire_20__28_D_29_" style:display-name="_Fiche éditeur (une colonne) impaire (D)" style:page-layout-name="Mpm16">
      <style:header>
        <text:p text:style-name="_5f_Header_20_page_20_impaire_20__28_D_29_"><draw:path text:anchor-type="paragraph" draw:z-index="14" draw:name="Shape1_5" draw:style-name="Mgr13" draw:text-style-name="MP8" svg:width="4.329cm" svg:height="2.24cm" svg:x="-2.799cm" svg:y="-0.8cm" svg:viewBox="0 0 4330 2241" svg:d="M0 2241l3984-288c209-15 363-168 345-342l-170-1611h-4159z"><text:p/></draw:path><draw:frame text:anchor-type="paragraph" draw:z-index="15" draw:name="Shape2_2" draw:style-name="Mgr14" draw:text-style-name="MP19" svg:width="2.435cm" svg:height="0.839cm" draw:transform="rotate (0.0877900613753148) translate (-0.34925cm 0.506236111111111cm)"><draw:text-box><text:p text:style-name="MP18"><text:span text:style-name="MT13">S</text:span><text:span text:style-name="MT13">é</text:span><text:span text:style-name="MT13">r</text:span><text:span text:style-name="MT13">i</text:span><text:span text:style-name="MT13">e</text:span><text:span text:style-name="MT13"> </text:span><text:span text:style-name="MT13">1</text:span></text:p></draw:text-box></draw:frame><draw:line text:anchor-type="paragraph" draw:z-index="16" draw:name="Shape3_2" draw:style-name="Mgr15" draw:text-style-name="MP20" svg:x1="16.572cm" svg:y1="0.36cm" svg:x2="20.495cm" svg:y2="0.344cm"><text:p/></draw:line><text:s/>: <text:s/></text:p>
      </style:header>
      <style:footer>
        <text:h text:style-name="MP21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7" style:next-style-name="_5f_Fiche_20_éditeur_20__28_une_20_colonne_29__20_impaire_20__28_D_29_">
      <style:header>
        <text:p text:style-name="_5f_Header_20_page_20_paire_20__28_G_29_"><draw:path text:anchor-type="paragraph" draw:z-index="11" draw:name="Shape1_1" draw:style-name="Mgr13" draw:text-style-name="MP8" svg:width="4.329cm" svg:height="2.24cm" svg:x="-1.499cm" svg:y="-1.198cm" svg:viewBox="0 0 4330 2241" svg:d="M0 2241l3984-288c209-15 363-168 345-342l-170-1611h-4159z"><text:p/></draw:path><draw:frame text:anchor-type="paragraph" draw:z-index="12" draw:name="Shape2_3" draw:style-name="Mgr16" draw:text-style-name="MP19" svg:width="3.857cm" svg:height="0.798cm" draw:transform="rotate (0.0872664625997165) translate (-1.18004166666667cm 0.647347222222222cm)"><draw:text-box><text:p text:style-name="MP18"><text:span text:style-name="MT13">S</text:span><text:span text:style-name="MT13">é</text:span><text:span text:style-name="MT13">r</text:span><text:span text:style-name="MT13">i</text:span><text:span text:style-name="MT13">e</text:span><text:span text:style-name="MT13"> </text:span><text:span text:style-name="MT13">1</text:span></text:p></draw:text-box></draw:frame><draw:line text:anchor-type="paragraph" draw:z-index="13" draw:name="Shape3_3" draw:style-name="Mgr15" draw:text-style-name="MP20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impaire_20__28_D_29_" style:display-name="_Fiche éditeur impaire (D)" style:page-layout-name="Mpm18" style:next-style-name="_5f_Fiche_20_éditeur_20_paire_20__28_G_29_">
      <style:header>
        <text:p text:style-name="Header">Série 1 : Diviser</text:p>
      </style:header>
      <style:footer>
        <text:h text:style-name="MP22" text:outline-level="1">Chapitre A3: Nombres rationnels </text:h>
      </style:footer>
    </style:master-page>
    <style:master-page style:name="_5f_Fiche_20_éditeur_20_série_20_2_20__20_impaire_20__28_D_29_" style:display-name="_Fiche éditeur série 2  impaire (D)" style:page-layout-name="Mpm19" draw:style-name="Mdp2" style:next-style-name="_5f_Fiche_20_éditeur_20_série_20_2_20_impaire_20__28_G_29__20_une_20_colonne">
      <style:header>
        <text:p text:style-name="_5f_Header_20_page_20_paire_20__28_G_29_">Série 2 : Calcul littéral</text:p>
      </style:header>
      <style:header-left>
        <text:p text:style-name="MP23">Série 2 : Distributivité</text:p>
      </style:header-left>
      <style:footer>
        <text:p text:style-name="MP24">Chapitre N4 : Calcul littéral</text:p>
      </style:footer>
      <style:footer-left>
        <text:p text:style-name="MP25">Chapitre D1 : Proportionnalité</text:p>
      </style:footer-left>
    </style:master-page>
    <style:master-page style:name="_5f_Fiche_20_éditeur_20_série_20_2_20_impaire_20__28_G_29__20_une_20_colonne" style:display-name="_Fiche éditeur série 2 impaire (G) une colonne" style:page-layout-name="Mpm20" draw:style-name="Mdp2">
      <style:header>
        <text:p text:style-name="_5f_Header_20_page_20_paire_20__28_G_29_">Série 2 : Calcul littéral</text:p>
      </style:header>
      <style:footer>
        <text:p text:style-name="MP26">Chapitre N4 : Calcul littéral</text:p>
      </style:footer>
    </style:master-page>
    <style:master-page style:name="_5f_Fiche_20_éditeur_20_page_20_paire_20__28_G_29_" style:display-name="_Fiche éditeur page paire (G)" style:page-layout-name="Mpm21" style:next-style-name="_5f_Fiche_20_éditeur_20_page_20_impaire_20__28_D_29_">
      <style:header>
        <text:p text:style-name="MP27"><text:span text:style-name="MT14"><text:s text:c="15"/>Aires</text:span> : <text:span text:style-name="MT14">Aires de disques</text:span> </text:p>
      </style:header>
      <style:footer>
        <text:h text:style-name="MP28" text:outline-level="1"><text:span text:style-name="MT14">Aires</text:span> : <text:span text:style-name="MT14">Aires de disques</text:span> </text:h>
      </style:footer>
    </style:master-page>
    <style:master-page style:name="_5f_Fiche_20_éditeur_20_page_20_impaire_20__28_D_29_" style:display-name="_Fiche éditeur page impaire (D)" style:page-layout-name="Mpm22" style:next-style-name="_5f_Fiche_20_éditeur_20_page_20_paire_20__28_G_29_">
      <style:header>
        <text:p text:style-name="MP27"><text:span text:style-name="MT14"><text:s text:c="14"/>Aires</text:span> : <text:span text:style-name="MT14">Aires de disques</text:span> </text:p>
      </style:header>
      <style:footer>
        <text:h text:style-name="MP29" text:outline-level="1"><text:span text:style-name="MT14">Aires </text:span>: <text:span text:style-name="MT14">Aires de disques</text:span></text:h>
      </style:footer>
      <style:footer-left>
        <text:p text:style-name="MP30">Série 2 :<text:tab/> <text:s text:c="87"/>Chapitre G? : ...</text:p>
      </style:footer-left>
    </style:master-page>
    <style:master-page style:name="_5f_Fiche_20_éditeur_20_série_20_1_20_impaire_20__28_D_29_" style:display-name="_Fiche éditeur série 1 impaire (D)" style:page-layout-name="Mpm23" style:next-style-name="_5f_Fiche_20_éditeur_20_série_20_1_20_paire_20__28_G_29_">
      <style:header>
        <text:p text:style-name="MP31"><text:span text:style-name="MT15">Série 1 :</text:span> <text:span text:style-name="MT15">???</text:span></text:p>
      </style:header>
      <style:footer>
        <text:p text:style-name="MP32">Chapitre ? : ...</text:p>
      </style:footer>
      <style:footer-left>
        <text:p text:style-name="MP30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24" style:next-style-name="_5f_Fiche_20_éditeur_20_série_20_1_20_impaire_20__28_D_29_">
      <style:header>
        <text:p text:style-name="Standard"><draw:path text:anchor-type="paragraph" draw:z-index="23" draw:name="Shape1_0" draw:style-name="Mgr17" draw:text-style-name="MP17" svg:width="4.329cm" svg:height="2.24cm" svg:x="-1.499cm" svg:y="-1cm" svg:viewBox="0 0 4330 2241" svg:d="M0 2241l3984-288c209-15 363-168 345-342l-170-1611h-4159z"><text:p/></draw:path></text:p>
      </style:header>
      <style:footer>
        <text:p text:style-name="MP33">Chapitre ? : ...</text:p>
      </style:footer>
    </style:master-page>
    <style:master-page style:name="_5f_Fiche_20_du_20_livret_20_pair" style:display-name="_Fiche du livret pair" style:page-layout-name="Mpm25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4">N4 : Fractions</text:p>
                    </table:table-cell>
                    <table:table-cell table:style-name="Tableau18.A1" office:value-type="string">
                      <text:p text:style-name="MP34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35">Série 1 : Fractions et parts</text:p>
                    </table:table-cell>
                    <table:table-cell table:style-name="Tableau18.A1" office:value-type="string">
                      <text:p text:style-name="MP35"/>
                    </table:table-cell>
                  </table:table-row>
                </table:table>
              </table:table-cell>
            </table:table-row>
          </table:table-header-rows>
        </table:table>
        <text:p text:style-name="MP36"/>
      </style:header>
    </style:master-page>
    <style:master-page style:name="_5f_Fiche_20_format_20_Site" style:display-name="_Fiche format Site" style:page-layout-name="Mpm26">
      <style:header>
        <text:p text:style-name="MP37"/>
        <text:p text:style-name="MP38"><text:span text:style-name="MT16">Chapitre N3 :</text:span> <text:span text:style-name="MT17">Nombres fractions</text:span></text:p>
        <text:p text:style-name="MP39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27" style:next-style-name="_5f_Fiche_20_éditeur_20_série_20_3_20_paire_20__28_G_29_">
      <style:header>
        <text:p text:style-name="MP31"><text:span text:style-name="MT15">Série 3 :</text:span> <text:span text:style-name="MT15">???</text:span></text:p>
      </style:header>
      <style:footer>
        <text:p text:style-name="MP32">Chapitre ? : ...</text:p>
      </style:footer>
      <style:footer-left>
        <text:p text:style-name="MP40"/>
      </style:footer-left>
    </style:master-page>
    <style:master-page style:name="_5f_Fiche_20_éditeur_20_série_20_4_20_impaire_20__28_D_29_" style:display-name="_Fiche éditeur série 4 impaire (D)" style:page-layout-name="Mpm28" style:next-style-name="_5f_Fiche_20_éditeur_20_série_20_4_20_paire_20__28_G_29_">
      <style:header>
        <text:p text:style-name="MP23">Série 4 : ???</text:p>
      </style:header>
      <style:footer>
        <text:p text:style-name="MP41">Chapitre ? : ...</text:p>
      </style:footer>
      <style:footer-left>
        <text:p text:style-name="MP40"/>
      </style:footer-left>
    </style:master-page>
    <style:master-page style:name="_5f_Fiche_20_éditeur_20_synthèse_20_impaire_20__28_D_29_" style:display-name="_Fiche éditeur synthèse impaire (D)" style:page-layout-name="Mpm28" style:next-style-name="_5f_Fiche_20_éditeur_20_synthèse_20_paire_20__28_G_29_">
      <style:header>
        <text:p text:style-name="MP23">Synthèse</text:p>
      </style:header>
      <style:footer>
        <text:p text:style-name="MP32">Chapitre ? : ...</text:p>
      </style:footer>
      <style:footer-left>
        <text:p text:style-name="MP42"/>
      </style:footer-left>
    </style:master-page>
    <style:master-page style:name="_5f_Fiche_20_éditeur_20_série_20_3_20_paire_20__28_G_29_" style:display-name="_Fiche éditeur série 3 paire (G)" style:page-layout-name="Mpm29" style:next-style-name="_5f_Fiche_20_éditeur_20_série_20_3_20_impaire_20__28_D_29_">
      <style:header>
        <text:p text:style-name="MP23">Série 3 : ???</text:p>
      </style:header>
      <style:footer>
        <text:p text:style-name="MP43">Chapitre ? : ...</text:p>
      </style:footer>
    </style:master-page>
    <style:master-page style:name="_5f_Fiche_20_éditeur_20_série_20_4_20_paire_20__28_G_29_" style:display-name="_Fiche éditeur série 4 paire (G)" style:page-layout-name="Mpm29" style:next-style-name="_5f_Fiche_20_éditeur_20_série_20_4_20_impaire_20__28_D_29_">
      <style:header>
        <text:p text:style-name="MP23">Série 4 : ???</text:p>
      </style:header>
      <style:footer>
        <text:p text:style-name="MP43">Chapitre ? : ...</text:p>
      </style:footer>
    </style:master-page>
    <style:master-page style:name="_5f_Fiche_20_éditeur_20_synthèse_20_paire_20__28_G_29_" style:display-name="_Fiche éditeur synthèse paire (G)" style:page-layout-name="Mpm29" style:next-style-name="_5f_Fiche_20_éditeur_20_synthèse_20_impaire_20__28_D_29_">
      <style:header>
        <text:p text:style-name="MP23">Synthèse</text:p>
      </style:header>
      <style:footer>
        <text:p text:style-name="MP33">Chapitre ? : ...</text:p>
      </style:footer>
    </style:master-page>
    <style:master-page style:name="_5f_Fiche_20_du_20_livret_20_Génération_20_5" style:display-name="_Fiche du livret Génération 5" style:page-layout-name="Mpm30">
      <style:header>
        <text:p text:style-name="MP44"><text:tab/><text:tab/><text:tab/><text:tab/><text:tab/><text:tab/></text:p>
        <text:p text:style-name="MP44"/>
      </style:header>
      <style:footer>
        <text:p text:style-name="MP45">Chapitre G? :<text:tab/><text:tab/> <text:s text:c="93"/>Série ? :</text:p>
      </style:footer>
      <style:footer-left>
        <text:p text:style-name="MP46">Série ? :<text:tab/><text:tab/> <text:s text:c="92"/>Chapitre G? :</text:p>
      </style:footer-left>
    </style:master-page>
    <style:master-page style:name="_5f_Fiche_20_éditeur_20_série_20_2_20_une_20_colonne_20_impaire_20__28_G_29_" style:display-name="_Fiche éditeur série 2 une colonne impaire (G)" style:page-layout-name="Mpm31" draw:style-name="Mdp1">
      <style:header>
        <text:p text:style-name="MP47"><draw:path text:anchor-type="paragraph" draw:z-index="20" draw:name="Shape1" draw:style-name="Mgr17" draw:text-style-name="MP17" svg:width="4.329cm" svg:height="2.24cm" svg:x="-1.499cm" svg:y="-1cm" svg:viewBox="0 0 4330 2241" svg:d="M0 2241l3984-288c209-15 363-168 345-342l-170-1611h-4159z"><text:p/></draw:path><draw:frame text:anchor-type="paragraph" draw:z-index="21" draw:name="Shape2" draw:style-name="Mgr18" draw:text-style-name="MP19" svg:width="2.703cm" svg:height="0.715cm" draw:transform="rotate (0.0872664625997165) translate (-0.172861111111111cm 0.218722222222222cm)"><draw:text-box><text:p text:style-name="MP18"><text:span text:style-name="MT13">S</text:span><text:span text:style-name="MT13">é</text:span><text:span text:style-name="MT13">r</text:span><text:span text:style-name="MT13">i</text:span><text:span text:style-name="MT13">e</text:span><text:span text:style-name="MT13"> </text:span><text:span text:style-name="MT13">1</text:span></text:p></draw:text-box></draw:frame><draw:line text:anchor-type="paragraph" draw:z-index="22" draw:name="Shape3" draw:style-name="Mgr12" draw:text-style-name="MP20" svg:x1="8.11cm" svg:y1="0.36cm" svg:x2="20.496cm" svg:y2="0.36cm"><text:p/></draw:line>Multiplications</text:p>
      </style:header>
      <style:footer>
        <text:p text:style-name="MP48"><draw:frame draw:style-name="Mfr2" draw:name="Cadre11" text:anchor-type="paragraph" svg:y="-0.06cm" draw:z-index="0"><draw:text-box fo:min-height="0.499cm" fo:min-width="3cm"><draw:frame draw:style-name="Mfr3" draw:name="Cadre2" text:anchor-type="frame" svg:x="0.45cm" svg:y="0.079cm" svg:width="0.817cm" draw:z-index="0"><draw:text-box fo:min-height="0.355cm"><text:p text:style-name="MP49"><text:page-number text:select-page="current">0</text:page-number></text:p></draw:text-box></draw:frame><text:p text:style-name="MP50"><text:span text:style-name="MT18">Nombres entiers (2)</text:span> • <text:span text:style-name="MT18">N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44M14S</meta:editing-duration>
    <meta:editing-cycles>185</meta:editing-cycles>
    <meta:generator>LibreOffice/7.0.0.3$Linux_X86_64 LibreOffice_project/8061b3e9204bef6b321a21033174034a5e2ea88e</meta:generator>
    <dc:date>2021-01-21T19:06:57.104501354</dc:date>
    <meta:document-statistic meta:table-count="2" meta:image-count="0" meta:object-count="0" meta:page-count="1" meta:paragraph-count="112" meta:word-count="395" meta:character-count="3251" meta:non-whitespace-character-count="2503"/>
    <meta:template xlink:type="simple" xlink:actuate="onRequest" xlink:title="cahier_M" xlink:href="../cahier_M.ott" meta:date="2020-12-21T12:40:50.778118149"/>
  </office:meta>
</office:document-meta>
</file>